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style:rel-width="100%" table:align="left"/>
    </style:style>
    <style:style style:name="Tabela1.A" style:family="table-column">
      <style:table-column-properties style:column-width="5.256cm" style:rel-column-width="20267*"/>
    </style:style>
    <style:style style:name="Tabela1.B" style:family="table-column">
      <style:table-column-properties style:column-width="5.239cm" style:rel-column-width="20197*"/>
    </style:style>
    <style:style style:name="Tabela1.C" style:family="table-column">
      <style:table-column-properties style:column-width="6.503cm" style:rel-column-width="25070*"/>
    </style:style>
    <style:style style:name="Tabela1.A1" style:family="table-cell">
      <style:table-cell-properties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ela1.C1" style:family="table-cell">
      <style:table-cell-properties style:border-line-width="0.002cm 0.088cm 0.002cm" fo:padding="0.049cm" fo:border="2.6pt double #808080"/>
    </style:style>
    <style:style style:name="Tabela1.A2" style:family="table-cell">
      <style:table-cell-properties style:border-line-width-left="0.002cm 0.088cm 0.002cm" style:border-line-width-bottom="0.002cm 0.088cm 0.002cm" fo:padding="0.049cm" fo:border-left="2.6pt double #808080" fo:border-right="none" fo:border-top="none" fo:border-bottom="2.6pt double #808080"/>
    </style:style>
    <style:style style:name="Tabela1.C2" style:family="table-cell">
      <style:table-cell-properties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Standard">
      <style:paragraph-properties fo:break-before="page"/>
    </style:style>
    <style:style style:name="P2" style:family="paragraph" style:parent-style-name="Text_20_body">
      <style:text-properties fo:font-weight="bold"/>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fo:margin-top="0cm" fo:margin-bottom="0.499cm" loext:contextual-spacing="false" fo:text-align="start" style:justify-single-word="false"/>
    </style:style>
    <style:style style:name="P5" style:family="paragraph" style:parent-style-name="List_20_Heading">
      <style:paragraph-properties fo:margin-top="0cm" fo:margin-bottom="0.499cm" loext:contextual-spacing="false"/>
    </style:style>
    <style:style style:name="P6" style:family="paragraph" style:parent-style-name="List_20_Contents">
      <style:paragraph-properties fo:margin-top="0cm" fo:margin-bottom="0.499cm" loext:contextual-spacing="false"/>
    </style:style>
    <style:style style:name="P7" style:family="paragraph" style:parent-style-name="Table_20_Heading">
      <style:paragraph-properties fo:margin-top="0cm" fo:margin-bottom="0.499cm" loext:contextual-spacing="false" fo:text-align="start" style:justify-single-word="false"/>
    </style:style>
    <style:style style:name="P8" style:family="paragraph" style:parent-style-name="Preformatted_20_Text">
      <style:paragraph-properties fo:margin-top="0cm" fo:margin-bottom="0.499cm" loext:contextual-spacing="false"/>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style:font-weight-asian="bold" style:font-weight-complex="bold"/>
    </style:style>
    <style:style style:name="P11" style:family="paragraph" style:parent-style-name="Standard">
      <style:text-properties fo:font-weight="normal" officeooo:paragraph-rsid="001138b7" style:font-weight-asian="normal" style:font-weight-complex="normal"/>
    </style:style>
    <style:style style:name="P12" style:family="paragraph" style:parent-style-name="Standard">
      <style:paragraph-properties fo:text-align="center" style:justify-single-word="false"/>
      <style:text-properties fo:font-weight="bold" officeooo:paragraph-rsid="001138b7" style:font-weight-asian="bold" style:font-weight-complex="bold"/>
    </style:style>
    <style:style style:name="P13" style:family="paragraph" style:parent-style-name="Standard">
      <style:text-properties fo:font-weight="bold" officeooo:paragraph-rsid="001138b7" style:font-weight-asian="bold" style:font-weight-complex="bold"/>
    </style:style>
    <style:style style:name="P14" style:family="paragraph" style:parent-style-name="Standard">
      <style:text-properties style:font-name="Arial" fo:font-size="12pt" fo:font-weight="normal" officeooo:paragraph-rsid="001138b7" style:font-size-asian="12pt" style:font-weight-asian="normal" style:font-size-complex="12pt" style:font-weight-complex="normal"/>
    </style:style>
    <style:style style:name="P15" style:family="paragraph" style:parent-style-name="Standard">
      <style:text-properties style:font-name="Arial" fo:font-size="12pt" fo:font-weight="bold" officeooo:paragraph-rsid="001138b7" style:font-size-asian="12pt" style:font-weight-asian="bold" style:font-size-complex="12pt" style:font-weight-complex="bold"/>
    </style:style>
    <style:style style:name="P16" style:family="paragraph" style:parent-style-name="Standard">
      <style:text-properties style:font-name="Arial" fo:font-size="12pt" officeooo:paragraph-rsid="001138b7" style:font-size-asian="12pt" style:font-size-complex="12pt"/>
    </style:style>
    <style:style style:name="P17" style:family="paragraph" style:parent-style-name="Standard">
      <style:text-properties style:font-name="Arial" fo:font-weight="bold" officeooo:paragraph-rsid="001138b7" style:font-weight-asian="bold" style:font-weight-complex="bold"/>
    </style:style>
    <style:style style:name="P18" style:family="paragraph" style:parent-style-name="Standard" style:list-style-name="L3">
      <style:text-properties style:font-name="Arial" officeooo:paragraph-rsid="001138b7"/>
    </style:style>
    <style:style style:name="P19" style:family="paragraph" style:parent-style-name="Standard">
      <style:text-properties style:font-name="Arial" officeooo:paragraph-rsid="001138b7"/>
    </style:style>
    <style:style style:name="P20" style:family="paragraph" style:parent-style-name="Standard" style:list-style-name="L1">
      <style:text-properties officeooo:paragraph-rsid="001138b7"/>
    </style:style>
    <style:style style:name="P21" style:family="paragraph" style:parent-style-name="Standard">
      <style:text-properties officeooo:paragraph-rsid="001138b7"/>
    </style:style>
    <style:style style:name="P22" style:family="paragraph" style:parent-style-name="Standard">
      <style:paragraph-properties fo:break-before="page"/>
      <style:text-properties style:font-name="Arial" fo:font-size="12pt" fo:font-weight="normal" officeooo:paragraph-rsid="001138b7" style:font-size-asian="12pt" style:font-weight-asian="normal" style:font-size-complex="12pt" style:font-weight-complex="normal"/>
    </style:style>
    <style:style style:name="P23" style:family="paragraph" style:parent-style-name="Heading_20_1">
      <style:paragraph-properties fo:break-before="page"/>
    </style:style>
    <style:style style:name="T1" style:family="text">
      <style:text-properties fo:font-style="italic"/>
    </style:style>
    <style:style style:name="T2" style:family="text">
      <style:text-properties fo:font-weight="bold"/>
    </style:style>
    <style:style style:name="T3" style:family="text">
      <style:text-properties fo:font-weight="bold" style:font-weight-asian="bold" style:font-weight-complex="bold"/>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Visões (views) </text:p>
      <text:p text:style-name="Standard"/>
      <text:p text:style-name="P12">Tutorial sobre Views no PostgreSQL</text:p>
      <text:p text:style-name="P21"/>
      <text:p text:style-name="P21"/>
      <text:p text:style-name="P21"><text:span text:style-name="T3">View</text:span> – uma view é uma consulta que recebe um nome e é armazenada no banco em que é criada.</text:p>
      <text:p text:style-name="P21"/>
      <text:p text:style-name="P14">Em que elas são úteis? Elas economizam grande quantidade de digitação e esforço e apresentam somente os dados que desejamos.</text:p>
      <text:p text:style-name="P14"/>
      <text:p text:style-name="P21">postgres=# \h create view</text:p>
      <text:p text:style-name="P21">CREATE [ OR REPLACE ] [ TEMP | TEMPORARY ] VIEW name [ ( column_name [, ...] ) ]</text:p>
      <text:p text:style-name="P21"><text:s text:c="4"/>AS query</text:p>
      <text:p text:style-name="P21"/>
      <text:p text:style-name="P21">Pela sintaxe vemos que podemos usar:</text:p>
      <text:list xml:id="list5551435137335587955" text:style-name="L1">
        <text:list-item>
          <text:p text:style-name="P20">OR REPLACE para ao criar, se já existir sobrescrever a existente</text:p>
        </text:list-item>
        <text:list-item>
          <text:p text:style-name="P20">TEMP ou TEMPORARY para criar uma view temporária, com tempo de vida restrito à seção atual. Ao fechar o cliente (psql, pgAdmin, etc) a view criada é extinta.</text:p>
        </text:list-item>
        <text:list-item>
          <text:p text:style-name="P20">Podemos criar apelidos para os campos da tabela na view com as column_name, ...</text:p>
        </text:list-item>
      </text:list>
      <text:p text:style-name="P21"/>
      <text:p text:style-name="P21">Como a view praticamente é uma consulta, ela pode conter tudo que podemos usar em uma consulta em SQL.</text:p>
      <text:p text:style-name="P21"/>
      <text:p text:style-name="P13">Exemplo simples:</text:p>
      <text:p text:style-name="P21"/>
      <text:p text:style-name="P21">Caso uma empresa precise da relação mensal de aniversariantes de seus clientes, então é útil criar uma view com o seguinte conteúdo:</text:p>
      <text:p text:style-name="P21"/>
      <text:p text:style-name="P21">create table clientes(nome char(45) primary key, data_nasc date);</text:p>
      <text:p text:style-name="P21"/>
      <text:p text:style-name="P21">insert into clientes values ('João', '1986-05-29');</text:p>
      <text:p text:style-name="P21">insert into clientes values ('Emanuela', '1978-05-29');</text:p>
      <text:p text:style-name="P21">insert into clientes values ('Gerardo', '1967-05-29');</text:p>
      <text:p text:style-name="P21">insert into clientes values ('Pedro', '1969-02-25');</text:p>
      <text:p text:style-name="P21">-- to_char(current_date, 'DD/MM');</text:p>
      <text:p text:style-name="P21"/>
      <text:p text:style-name="P21">SET DATESTYLE TO sql,dmy;</text:p>
      <text:p text:style-name="P21"/>
      <text:p text:style-name="P21">CREATE OR REPLACE VIEW v_clientes_aniversariantes AS </text:p>
      <text:p text:style-name="P21"><text:tab/>SELECT nome <text:s/>FROM clientes </text:p>
      <text:p text:style-name="P21"><text:tab/>WHERE to_char(data_nasc, 'DD/MM')=to_char(current_date, 'DD/MM');</text:p>
      <text:p text:style-name="P21"/>
      <text:p text:style-name="P21">Executando:</text:p>
      <text:p text:style-name="P21"/>
      <text:p text:style-name="P21">select * from v_clientes_aniversariantes;</text:p>
      <text:p text:style-name="P21"/>
      <text:p text:style-name="P21">Usando Datas:</text:p>
      <text:p text:style-name="P21">SELECT '10/01/2005'::DATE - '01/01/2000'::DATE</text:p>
      <text:p text:style-name="P21">SELECT NOW() - '2001/1/1'</text:p>
      <text:p text:style-name="P21">SELECT (current_date - '1956-08-03')/365</text:p>
      <text:p text:style-name="P21">SELECT 'today'::date;</text:p>
      <text:p text:style-name="P21">SELECT '12:16'::time;</text:p>
      <text:p text:style-name="P21"><text:soft-page-break/>SELECT '12:16:32.43'::time with time zone;</text:p>
      <text:p text:style-name="P21">SELECT 'now'::time with time zone;</text:p>
      <text:p text:style-name="P21">SELECT '2001-01-12'::timestamp;</text:p>
      <text:p text:style-name="P21"/>
      <text:p text:style-name="P14"/>
      <text:p text:style-name="P15">Criando Uma View</text:p>
      <text:p text:style-name="P14">CREATE VIEW recent_shipments</text:p>
      <text:p text:style-name="P14"><text:s text:c="8"/>AS SELECT count(*) AS num_shipped, max(ship_date), title</text:p>
      <text:p text:style-name="P14"><text:s text:c="11"/>FROM shipments</text:p>
      <text:p text:style-name="P14"><text:s text:c="11"/>JOIN editions USING (isbn)</text:p>
      <text:p text:style-name="P14"><text:s text:c="11"/>NATURAL JOIN books AS b (book_id)</text:p>
      <text:p text:style-name="P14"><text:s text:c="11"/>GROUP BY b.title</text:p>
      <text:p text:style-name="P14"><text:s text:c="11"/>ORDER BY num_shipped DESC;</text:p>
      <text:p text:style-name="P14"/>
      <text:p text:style-name="P16">Usando Uma View</text:p>
      <text:p text:style-name="P14">SELECT * FROM recent_shipments;</text:p>
      <text:p text:style-name="P14">SELECT * FROM recent_shipments</text:p>
      <text:p text:style-name="P14"><text:s text:c="8"/>ORDER BY max DESC</text:p>
      <text:p text:style-name="P14"><text:s text:c="8"/>LIMIT 3;</text:p>
      <text:p text:style-name="P16"/>
      <text:p text:style-name="P16"/>
      <text:p text:style-name="P15">Destruindo Uma View</text:p>
      <text:p text:style-name="P14">DROP VIEW nomeview;</text:p>
      <text:p text:style-name="P16"/>
      <text:p text:style-name="P16">Criar as Tabelas que servirão de Base</text:p>
      <text:p text:style-name="P14"/>
      <text:p text:style-name="P14">CREATE TABLE client (</text:p>
      <text:p text:style-name="P14"><text:tab/>clientid SERIAL NOT NULL PRIMARY KEY, </text:p>
      <text:p text:style-name="P14"><text:tab/>clientname VARCHAR(255)</text:p>
      <text:p text:style-name="P14">);</text:p>
      <text:p text:style-name="P14"/>
      <text:p text:style-name="P14">CREATE TABLE clientcontact (</text:p>
      <text:p text:style-name="P14"><text:tab/>contactid SERIAL NOT NULL PRIMARY KEY, </text:p>
      <text:p text:style-name="P14"><text:tab/>clientid int CONSTRAINT client_contact_check REFERENCES client(clientid), </text:p>
      <text:p text:style-name="P14"><text:tab/>name VARCHAR(255), </text:p>
      <text:p text:style-name="P14"><text:tab/>phone VARCHAR(255), </text:p>
      <text:p text:style-name="P14"><text:tab/>fax VARCHAR(255), </text:p>
      <text:p text:style-name="P14"><text:tab/>emailaddress VARCHAR(255)</text:p>
      <text:p text:style-name="P14">);</text:p>
      <text:p text:style-name="P14"/>
      <text:p text:style-name="P14">CREATE VIEW client_contact_list AS </text:p>
      <text:p text:style-name="P14">SELECT client.clientid, clientname, name, emailaddress FROM client, clientcontact </text:p>
      <text:p text:style-name="P14">WHERE client.clientid = clientcontact.clientid;</text:p>
      <text:p text:style-name="P14"/>
      <text:p text:style-name="P14">O nome da visão deve ser distinto do nome de qualquer outra visão, tabela, seqüência ou índice no mesmo esquema.</text:p>
      <text:p text:style-name="P14"/>
      <text:p text:style-name="P14">A visão não é materializada fisicamente. Em vez disso, a consulta é executada toda vez que a visão é referenciada em uma consulta.</text:p>
      <text:p text:style-name="P14"/>
      <text:p text:style-name="P14">Fazer livre uso de visões é um aspecto chave de um bom projeto de banco de dados SQL.</text:p>
      <text:p text:style-name="P14"><text:soft-page-break/></text:p>
      <text:p text:style-name="P14"/>
      <text:p text:style-name="P22">As visões podem ser utilizadas em praticamente todos os lugares onde uma tabela real pode ser utilizada. Construir visões baseadas em visões não é raro.</text:p>
      <text:p text:style-name="P14">Atualmente, as visões são somente para leitura: o sistema não permite inserção, atualização ou exclusão em uma visão. É possível obter o efeito de uma visão atualizável criando regras que reescrevem as inserções, etc. na visão como ações apropriadas em outras tabelas. Para obter informações adicionais consulte o comando CREATE RULE.</text:p>
      <text:p text:style-name="P14"/>
      <text:p text:style-name="P14">CREATE VIEW vista AS SELECT 'Hello World';</text:p>
      <text:p text:style-name="P14">é ruim por dois motivos: o nome padrão da coluna é ?column?, e o tipo de dado padrão da coluna é unknown. Se for desejado um literal cadeia de caracteres no resultado da visão deve ser utilizado algo como CREATE VIEW vista AS SELECT text 'Hello World' AS hello;</text:p>
      <text:p text:style-name="P14"/>
      <text:p text:style-name="P16">Veja capítulo 4 do Livro "Pratical PostgreSQL"</text:p>
      <text:p text:style-name="P14">Supondo que uma consulta seja de particular interesse para uma aplicação, mas que não se deseja digitar esta consulta toda vez que for necessária, então é possível criar uma view baseada na consulta, atribuindo um nome a esta consulta pelo qual será possível referenciá-la como se fosse uma tabela comum.</text:p>
      <text:p text:style-name="P14"/>
      <text:p text:style-name="P14">CREATE VIEW minha_view AS</text:p>
      <text:p text:style-name="P14">   SELECT cidade, temp_min, temp_max, prcp, data, localizacao</text:p>
      <text:p text:style-name="P14">       FROM clima, cidades</text:p>
      <text:p text:style-name="P14">       WHERE cidade = nome;</text:p>
      <text:p text:style-name="P14">SELECT * FROM minha_visao;</text:p>
      <text:p text:style-name="P14"/>
      <text:p text:style-name="P14">Fazer livre uso de visões é um aspecto chave de um bom projeto de banco de dados SQL. As visões permitem encapsular, atrás de interfaces que não mudam, os detalhes da estrutura das tabelas, que podem mudar na medida em que as aplicações evoluem.</text:p>
      <text:p text:style-name="P14"/>
      <text:p text:style-name="P14">As visões podem ser utilizadas em praticamente todos os lugares onde uma tabela real pode ser utilizada. Construir visões baseadas em visões não é raro.</text:p>
      <text:p text:style-name="P21"/>
      <text:p text:style-name="P21"/>
      <text:p text:style-name="P17"/>
      <text:p text:style-name="P17">Views</text:p>
      <text:p text:style-name="P19"/>
      <text:p text:style-name="P19">Objeto armazenado no banco de dados e destinado a visualizar informações de uma ou mais tabelas, criando com um select.</text:p>
      <text:p text:style-name="P19"/>
      <text:p text:style-name="P19">Uma view não guarda registros, pois estes permanecem nas tabelas de origem.</text:p>
      <text:p text:style-name="P19"/>
      <text:p text:style-name="P19">Uma view pode se referir a uma tabela ou a outra view e também usar funções.</text:p>
      <text:p text:style-name="P19"/>
      <text:p text:style-name="P19">Sempre que são executadas seus dados são atualizados com as alterações das tabelas.</text:p>
      <text:p text:style-name="P19"/>
      <text:p text:style-name="P17">Objetivos:</text:p>
      <text:p text:style-name="P19"/>
      <text:list xml:id="list7784489494940487959" text:style-name="L3">
        <text:list-item>
          <text:p text:style-name="P18">Filtrar informações para os programadores;</text:p>
        </text:list-item>
        <text:list-item>
          <text:p text:style-name="P18">Simplificar consultas;</text:p>
        </text:list-item>
        <text:list-item>
          <text:p text:style-name="P18">Cada usuário ou grupo pode acessar somente aquilo que está sob seu domínio;</text:p>
        </text:list-item>
        <text:list-item>
          <text:p text:style-name="P18">Alterações futuras nas tabelas não requerem alterações no código do programador.</text:p>
        </text:list-item>
      </text:list>
      <text:p text:style-name="P19"/>
      <text:p text:style-name="P17"><text:soft-page-break/>Criando:</text:p>
      <text:p text:style-name="P19"/>
      <text:p text:style-name="P19">create view nome as select * from tabela;</text:p>
      <text:p text:style-name="P19"/>
      <text:p text:style-name="P19"/>
      <text:p text:style-name="P19">create view nome (campo1, campo2, campo3) as </text:p>
      <text:p text:style-name="P19"><text:tab/>select <text:s/>campoa, campob, campoc from tabela;</text:p>
      <text:p text:style-name="P19"/>
      <text:p text:style-name="P19">campoa receberá campo1, campob receberá campo2 e campoc receberá campo3.</text:p>
      <text:p text:style-name="P19"/>
      <text:p text:style-name="P17">Executando uma view:</text:p>
      <text:p text:style-name="P19"/>
      <text:p text:style-name="P19">select * from nomeview;</text:p>
      <text:p text:style-name="P19"/>
      <text:p text:style-name="P19">Também podemos passar parâmetros:</text:p>
      <text:p text:style-name="P19"/>
      <text:p text:style-name="P19">select * from nomeview where campoa=2;</text:p>
      <text:p text:style-name="P19"/>
      <text:p text:style-name="P11"/>
      <text:p text:style-name="Standard">\dp – visualizar views e outros objetos </text:p>
      <text:p text:style-name="Standard"/>
      <text:p text:style-name="P9">Que são VIEWS? </text:p>
      <text:p text:style-name="Standard"/>
      <text:p text:style-name="Standard">São uma maneira simples de executar e exibir dados selecionados de consultas complexas em bancos. </text:p>
      <text:p text:style-name="Standard"/>
      <text:p text:style-name="P9">Em que elas são úteis? </text:p>
      <text:p text:style-name="Standard">Elas economizam grande quantidade de digitação e esforço e apresentam somente os dados que desejamos. </text:p>
      <text:p text:style-name="Standard"/>
      <text:p text:style-name="P9">Criando Uma View </text:p>
      <text:p text:style-name="P9"/>
      <text:p text:style-name="Standard">CREATE VIEW recent_shipments </text:p>
      <text:p text:style-name="Standard"><text:s text:c="5"/>AS SELECT count(*) AS num_shipped, max(ship_date), title </text:p>
      <text:p text:style-name="Standard"><text:s text:c="9"/>FROM shipments </text:p>
      <text:p text:style-name="Standard"><text:s text:c="9"/>JOIN editions USING (isbn) </text:p>
      <text:p text:style-name="Standard"><text:s text:c="9"/>NATURAL JOIN books AS b (book_id) </text:p>
      <text:p text:style-name="Standard"><text:s text:c="9"/>GROUP BY b.title </text:p>
      <text:p text:style-name="Standard"><text:s text:c="9"/>ORDER BY num_shipped DESC; </text:p>
      <text:p text:style-name="Standard"/>
      <text:p text:style-name="P9">Usando Uma View </text:p>
      <text:p text:style-name="Standard">SELECT * FROM recent_shipments; </text:p>
      <text:p text:style-name="Standard">SELECT * FROM recent_shipments </text:p>
      <text:p text:style-name="Standard"><text:s text:c="5"/>ORDER BY max DESC </text:p>
      <text:p text:style-name="Standard"><text:s text:c="5"/>LIMIT 3; </text:p>
      <text:p text:style-name="Standard"/>
      <text:p text:style-name="P9">Destruindo Uma View </text:p>
      <text:p text:style-name="Standard">DROP VIEW nomeview; </text:p>
      <text:p text:style-name="Standard"/>
      <text:p text:style-name="P9">Criar as Tabelas que servirão de Base </text:p>
      <text:p text:style-name="Standard">CREATE TABLE client ( </text:p>
      <text:p text:style-name="Standard"><text:s text:c="8"/>clientid SERIAL NOT NULL PRIMARY KEY, </text:p>
      <text:p text:style-name="Standard"><text:soft-page-break/><text:s text:c="8"/>clientname VARCHAR(255) </text:p>
      <text:p text:style-name="Standard">); </text:p>
      <text:p text:style-name="Standard"/>
      <text:p text:style-name="Standard">CREATE TABLE clientcontact ( </text:p>
      <text:p text:style-name="Standard"><text:s text:c="8"/>contactid SERIAL NOT NULL PRIMARY KEY, </text:p>
      <text:p text:style-name="Standard"><text:s text:c="8"/>clientid int CONSTRAINT client_contact_check REFERENCES client(clientid), </text:p>
      <text:p text:style-name="Standard"><text:s text:c="8"/>name VARCHAR(255), </text:p>
      <text:p text:style-name="Standard"><text:s text:c="8"/>phone VARCHAR(255), </text:p>
      <text:p text:style-name="Standard"><text:s text:c="8"/>fax VARCHAR(255), </text:p>
      <text:p text:style-name="Standard"><text:s text:c="8"/>emailaddress VARCHAR(255) </text:p>
      <text:p text:style-name="Standard">); </text:p>
      <text:p text:style-name="Standard"/>
      <text:p text:style-name="Standard">CREATE VIEW client_contact_list AS </text:p>
      <text:p text:style-name="Standard">SELECT client.clientid, clientname, name, emailaddress FROM client, clientcontact </text:p>
      <text:p text:style-name="Standard">WHERE client.clientid = clientcontact.clientid; </text:p>
      <text:p text:style-name="Standard"/>
      <text:p text:style-name="P1">Estando no psql e digitando \d podemos visualizar também as views. </text:p>
      <text:p text:style-name="Standard"/>
      <text:p text:style-name="Standard">O nome da visão deve ser distinto do nome de qualquer outra visão, tabela, seqüência ou índice no mesmo esquema. </text:p>
      <text:p text:style-name="Standard"/>
      <text:p text:style-name="Standard">A visão não é materializada fisicamente. Em vez disso, a consulta é executada toda vez que a visão é referenciada em uma consulta. </text:p>
      <text:p text:style-name="Standard"/>
      <text:p text:style-name="Standard">Fazer livre uso de visões é um aspecto chave de um bom projeto de banco de dados SQL. </text:p>
      <text:p text:style-name="Standard">As visões podem ser utilizadas em praticamente todos os lugares onde uma tabela real pode ser utilizada. Construir visões baseadas em visões não é raro. </text:p>
      <text:p text:style-name="Standard"/>
      <text:p text:style-name="Standard">Atualmente, as visões são somente para leitura: o sistema não permite inserção, atualização </text:p>
      <text:p text:style-name="Standard">ou exclusão em uma visão. É possível obter o efeito de uma visão atualizável criando regras </text:p>
      <text:p text:style-name="Standard">que reescrevem as inserções, etc. na visão como ações apropriadas em outras tabelas. Para </text:p>
      <text:p text:style-name="Standard">obter informações adicionais consulte o comando CREATE RULE. </text:p>
      <text:p text:style-name="Standard"/>
      <text:p text:style-name="Standard">CREATE VIEW visao AS SELECT 'Hello World'; </text:p>
      <text:p text:style-name="Standard"/>
      <text:p text:style-name="Standard">é ruim por dois motivos: o nome padrão da coluna é ?column?, e o tipo de dado padrão da </text:p>
      <text:p text:style-name="Standard">coluna é unknown. Se for desejado um literal cadeia de caracteres no resultado da visão </text:p>
      <text:p text:style-name="Standard">deve ser utilizado algo como CREATE VIEW visao AS SELECT text 'Hello World' AS hello; </text:p>
      <text:p text:style-name="Standard"/>
      <text:p text:style-name="Standard">Veja capítulo 4 do Livro "Pratical PostgreSQL" </text:p>
      <text:p text:style-name="Standard"/>
      <text:p text:style-name="Standard">Supondo que uma consulta seja de particular interesse para uma aplicação, mas que não se </text:p>
      <text:p text:style-name="Standard">deseja digitar esta consulta toda vez que for necessária, então é possível criar uma view </text:p>
      <text:p text:style-name="Standard">baseada na consulta, atribuindo um nome a esta consulta pelo qual será possível referenciá- </text:p>
      <text:p text:style-name="Standard">la como se fosse uma tabela comum. </text:p>
      <text:p text:style-name="Standard"/>
      <text:p text:style-name="Standard">CREATE VIEW minha_view AS </text:p>
      <text:p text:style-name="Standard"><text:s text:c="2"/>SELECT cidade, temp_min, temp_max, prcp, data, localizacao </text:p>
      <text:p text:style-name="Standard"><text:s text:c="5"/>FROM clima, cidades </text:p>
      <text:p text:style-name="Standard"><text:s text:c="5"/>WHERE cidade = nome; </text:p>
      <text:p text:style-name="Standard"/>
      <text:p text:style-name="Standard">SELECT * FROM minha_visao; </text:p>
      <text:p text:style-name="Standard"/>
      <text:p text:style-name="Standard">Fazer livre uso de visões é um aspecto chave de um bom projeto de banco de dados SQL. </text:p>
      <text:p text:style-name="Standard">As visões permitem encapsular, atrás de interfaces que não mudam, os detalhes da estrutura </text:p>
      <text:p text:style-name="Standard">das tabelas, que podem mudar na medida em que as aplicações evoluem. </text:p>
      <text:p text:style-name="Standard"/>
      <text:p text:style-name="Standard">As visões podem ser utilizadas em praticamente todos os lugares onde uma tabela real pode </text:p>
      <text:p text:style-name="Standard">ser utilizada. Construir visões baseadas em visões não é raro. </text:p>
      <text:p text:style-name="Standard"/>
      <text:p text:style-name="P9">Views </text:p>
      <text:p text:style-name="Standard">Juntamente com as funções armazenadas (stored procedures) as views são boas alternativas para tornar o código mais simples e o aplicativo mais eficientes, já que parte do processamento feito pelo código agora já está pronto e debugado no banco, o que torna o código mais rápido e eficiente. O uso de views e de funções armazenadas em bancos é semelhante ao uso de funções e classes no código. </text:p>
      <text:p text:style-name="Standard"/>
      <text:p text:style-name="Standard"/>
      <text:p text:style-name="Standard"><text:soft-page-break/>Creating and Dropping ViewsIt has been said that eyes are the window to the soul. This might be true. Definitely true is that views can be used to build more complex applications, and they can help you obtain a broader perspective of your data and the data structure. A view can be seen as a virtual table that is a kind of preprocessor for your data. In reality, a view is the result of a SELECT statement that looks like a table.Views are also used in the system tables; one example of a view in system tables is the pg_indexes view. The following is the definition of that view: </text:p>
      <text:p text:style-name="Standard">shop=# \ d pg_indexes </text:p>
      <text:p text:style-name="Standard"><text:s text:c="6"/>View "pg_indexes" </text:p>
      <text:p text:style-name="Standard"><text:s/>Attribute | Type | Modifier </text:p>
      <text:p text:style-name="Standard">-----------+------+---------- </text:p>
      <text:p text:style-name="Standard"><text:s/>tablename | name | </text:p>
      <text:p text:style-name="Standard"><text:s/>indexname | name | </text:p>
      <text:p text:style-name="Standard"><text:s/>indexdef <text:s/>| text | </text:p>
      <text:p text:style-name="Standard">View definition: SELECT c.relname AS tablename, i.relname AS indexname, </text:p>
      <text:p text:style-name="Standard">pg_get_indexdef(x.indexrelid) AS indexdef FROM pg_index x, pg_class c, pg_class </text:p>
      <text:p text:style-name="Standard">i WHERE ((c.oid = x.indrelid) AND (i.oid = x.indexrelid)); </text:p>
      <text:p text:style-name="Standard">The definition of the view contains only a SELECT statement.Recall the data structure of the sales table: </text:p>
      <text:p text:style-name="Standard"><text:s text:c="31"/>Table "sales" </text:p>
      <text:p text:style-name="Standard"><text:s/>Attribute | <text:s text:c="4"/>Type <text:s text:c="4"/>| <text:s text:c="19"/>Modifier </text:p>
      <text:p text:style-name="Standard">-----------+--------------+------------------------------------------------ </text:p>
      <text:p text:style-name="Standard"><text:s/>id <text:s text:c="7"/>| integer <text:s text:c="5"/>| not null default nextval('sales_id_seq'::text) </text:p>
      <text:p text:style-name="Standard"><text:s/>salestime | timestamp <text:s text:c="3"/>| </text:p>
      <text:p text:style-name="Standard"><text:s/>prodid <text:s text:c="3"/>| bigint <text:s text:c="6"/>| </text:p>
      <text:p text:style-name="Standard"><text:s/>prodprice | numeric(9,2) | </text:p>
      <text:p text:style-name="Standard"><text:s/>amount <text:s text:c="3"/>| integer <text:s text:c="5"/>| </text:p>
      <text:p text:style-name="Standard"><text:s/>name <text:s text:c="5"/>| varchar(50) <text:s/>| </text:p>
      <text:p text:style-name="Standard"><text:s/>email <text:s text:c="4"/>| varchar(50) <text:s/>| </text:p>
      <text:p text:style-name="Standard"><text:s/>state <text:s text:c="4"/>| varchar(50) <text:s/>| </text:p>
      <text:p text:style-name="Standard">Indices: sales_email_key, </text:p>
      <text:p text:style-name="Standard"><text:s text:c="9"/>sales_pkey </text:p>
      <text:p text:style-name="Standard"/>
      <text:p text:style-name="Standard">Let's create a view that contains only the total price a user has to pay. You calculate this price by multiplying prodprice and amount. Because this operation is a fundamental one, you can use a view to avoid bugs and make your SQL statements shorter and easier to understand: </text:p>
      <text:p text:style-name="Standard">CREATE VIEW sales_price_view AS </text:p>
      <text:p text:style-name="Standard"><text:s text:c="8"/>SELECT id, salestime, prodid, </text:p>
      <text:p text:style-name="Standard"><text:s text:c="16"/>prodprice*amount AS totalprice, </text:p>
      <text:p text:style-name="Standard"><text:s text:c="16"/>name, email, state </text:p>
      <text:p text:style-name="Standard"><text:s text:c="8"/>FROM sales; </text:p>
      <text:p text:style-name="Standard">The view is now listed as a relation in the database. It is labeled as view, but it can be used like any other table: </text:p>
      <text:p text:style-name="Standard">shop=# \ d </text:p>
      <text:p text:style-name="Standard"><text:s text:c="11"/>List of relations </text:p>
      <text:p text:style-name="Standard"><text:s text:c="7"/>Name <text:s text:c="6"/>| <text:s text:c="2"/>Type <text:s text:c="2"/>| <text:s/>Owner </text:p>
      <text:p text:style-name="Standard">------------------+----------+---------- </text:p>
      <text:p text:style-name="Standard"><text:s/>customer <text:s text:c="8"/>| table <text:s text:c="3"/>| postgres </text:p>
      <text:p text:style-name="Standard"><text:s/>customer_id_seq <text:s/>| sequence | postgres </text:p>
      <text:p text:style-name="Standard"><text:s/>prodcat <text:s text:c="9"/>| table <text:s text:c="3"/>| postgres </text:p>
      <text:p text:style-name="Standard"><text:s/>prodcat_id_seq <text:s text:c="2"/>| sequence | postgres </text:p>
      <text:p text:style-name="Standard"><text:s/>prodtext <text:s text:c="8"/>| table <text:s text:c="3"/>| postgres </text:p>
      <text:p text:style-name="Standard"><text:s/>prodtext_id_seq <text:s/>| sequence | postgres </text:p>
      <text:p text:style-name="Standard"><text:soft-page-break/><text:s/>products <text:s text:c="8"/>| table <text:s text:c="3"/>| postgres </text:p>
      <text:p text:style-name="Standard"><text:s/>products_id_seq <text:s/>| sequence | postgres </text:p>
      <text:p text:style-name="Standard"><text:s/>sales <text:s text:c="11"/>| table <text:s text:c="3"/>| postgres </text:p>
      <text:p text:style-name="Standard"><text:s/>sales_id_seq <text:s text:c="4"/>| sequence | postgres </text:p>
      <text:p text:style-name="Standard"><text:s/>sales_price_view | view <text:s text:c="4"/>| postgres </text:p>
      <text:p text:style-name="Standard">(11 rows) </text:p>
      <text:p text:style-name="Standard">We will now perform a SELECT statement. The result contains all records we store in table sales. The view calculates the required results for the prices implicitly: </text:p>
      <text:p text:style-name="Standard">shop=# SELECT id, totalprice FROM sales_price_view; </text:p>
      <text:p text:style-name="Standard"><text:s/>id | totalprice </text:p>
      <text:p text:style-name="Standard">----+------------ </text:p>
      <text:p text:style-name="Standard"><text:s text:c="2"/>1 | <text:s text:c="5"/>39.99 </text:p>
      <text:p text:style-name="Standard"><text:s text:c="2"/>2 | <text:s text:c="5"/>39.99 </text:p>
      <text:p text:style-name="Standard"><text:s text:c="2"/>4 | <text:s text:c="5"/>44.99 </text:p>
      <text:p text:style-name="Standard"><text:s text:c="2"/>3 | <text:s text:c="4"/>149.97 </text:p>
      <text:p text:style-name="Standard">(4 rows) </text:p>
      <text:p text:style-name="Standard">Views can also be created on top of other views. The following example shows the creation of a view consisting of components from table prodtext and view sales_price_view. We will use it to add the title of the book to the result:</text:p>
      <text:p text:style-name="P1">CREATE VIEW sales_prodtext AS </text:p>
      <text:p text:style-name="Standard"><text:s text:c="8"/>SELECT prodtext.proddesc, sales_price_view.prodid, </text:p>
      <text:p text:style-name="Standard"><text:s text:c="16"/>sales_price_view.totalprice </text:p>
      <text:p text:style-name="Standard"><text:s text:c="8"/>FROM prodtext, sales_price_view </text:p>
      <text:p text:style-name="Standard"><text:s text:c="8"/>WHERE sales_price_view.prodid=prodtext.prodid </text:p>
      <text:p text:style-name="Standard"><text:s text:c="16"/>AND prodtext.lang='english'; </text:p>
      <text:p text:style-name="Standard">If we perform a full table scan on the view, we receive the following result: </text:p>
      <text:p text:style-name="Standard">shop=# SELECT * FROM sales_prodtext; </text:p>
      <text:p text:style-name="Standard"><text:s text:c="13"/>proddesc <text:s text:c="13"/>| prodid | totalprice </text:p>
      <text:p text:style-name="Standard">-----------------------------------+--------+------------ </text:p>
      <text:p text:style-name="Standard"><text:s/>Python Developer's Handbook <text:s text:c="6"/>| 385343 | <text:s text:c="5"/>44.99 </text:p>
      <text:p text:style-name="Standard"><text:s/>Python Developer's Handbook <text:s text:c="6"/>| 385343 | <text:s text:c="4"/>149.97 </text:p>
      <text:p text:style-name="Standard"><text:s/>Linux Hardware Handbook <text:s text:c="10"/>| 394568 | <text:s text:c="5"/>39.99 </text:p>
      <text:p text:style-name="Standard"><text:s/>Linux: Networking for your Office | 106666 | <text:s text:c="5"/>39.99 </text:p>
      <text:p text:style-name="Standard">(4 rows) </text:p>
      <text:p text:style-name="Standard">Like any other table in the system, a view can also be joined easily with other tables. If your hierarchy of views gets complicated, you have to take care of system performance. If a view contains a slow query, all views on top of that view will also become slow. If you are working on a high-availability system with a lot of data and complex queries, you can run into trouble easily. Make sure that you have tested your data structure under real-world load.</text:p>
      <text:p text:style-name="Standard"/>
      <text:p text:style-name="Standard"/>
      <text:p text:style-name="Standard"/>
      <text:p text:style-name="Standard">Using VIEWIn the previous section, I used the CREATE TABLE...AS command to create the info table so that you didn't have to type in the same complex query over and over again. The problem with that approach is that the info table is a snapshot of the underlying tables at the time that the CREATE TABLE...AS command was executed. If any of the underlying tables change (and they probably will), the info table will be out of synch.Fortunately, PostgreSQL provides a much better solution to this problemthe view. A view is a named query. The syntax you use to create a view is nearly identical to the CREATE TABLE...AS command: </text:p>
      <text:p text:style-name="Standard"/>
      <text:p text:style-name="Standard">CREATE VIEW view AS select_clause; </text:p>
      <text:p text:style-name="Standard"/>
      <text:p text:style-name="Standard">Let's get rid of the info table and replace it with a view: </text:p>
      <text:p text:style-name="Standard"/>
      <text:p text:style-name="Standard">movies=# DROP TABLE info; </text:p>
      <text:p text:style-name="Standard"/>
      <text:p text:style-name="Standard">DROP </text:p>
      <text:p text:style-name="Standard"/>
      <text:p text:style-name="Standard">movies=# CREATE VIEW info AS </text:p>
      <text:p text:style-name="Standard"/>
      <text:p text:style-name="Standard">movies-# <text:s text:c="2"/>SELECT customers.customer_name, rentals.tape_id,tapes.title </text:p>
      <text:p text:style-name="Standard"/>
      <text:p text:style-name="Standard">movies-# <text:s text:c="4"/>FROM customers FULL OUTER JOIN rentals </text:p>
      <text:p text:style-name="Standard"/>
      <text:p text:style-name="Standard">movies-# <text:s text:c="6"/>ON customers.id = rentals.customer_id </text:p>
      <text:p text:style-name="Standard"/>
      <text:p text:style-name="Standard">movies-# <text:s text:c="4"/>FULL OUTER JOIN tapes </text:p>
      <text:p text:style-name="Standard"/>
      <text:p text:style-name="Standard">movies-# <text:s text:c="6"/>ON tapes.tape_id = rentals.tape_id; </text:p>
      <text:p text:style-name="Standard"/>
      <text:p text:style-name="Standard">CREATE </text:p>
      <text:p text:style-name="Standard"><text:soft-page-break/><text:s/></text:p>
      <text:p text:style-name="Standard">While using psql, you can see a list of the views in your database using the \dv meta-command:</text:p>
      <text:p text:style-name="Standard"/>
      <text:p text:style-name="Standard">movies=# \dv </text:p>
      <text:p text:style-name="Standard"/>
      <text:p text:style-name="Standard"><text:s text:c="6"/>List of relations </text:p>
      <text:p text:style-name="Standard"/>
      <text:p text:style-name="Standard"><text:s/>Name | Type | <text:s text:c="4"/>Owner </text:p>
      <text:p text:style-name="Standard"/>
      <text:p text:style-name="Standard">------+------+--------------- </text:p>
      <text:p text:style-name="Standard"/>
      <text:p text:style-name="Standard"><text:s/>info | view | bruce </text:p>
      <text:p text:style-name="Standard"/>
      <text:p text:style-name="Standard">(1 row) </text:p>
      <text:p text:style-name="Standard"/>
      <text:p text:style-name="Standard">You can see the definition of a view using the \d view-name meta-command: </text:p>
      <text:p text:style-name="Standard"/>
      <text:p text:style-name="Standard">movies=# \d info </text:p>
      <text:p text:style-name="Standard"/>
      <text:p text:style-name="Standard"><text:s text:c="19"/>View "info" </text:p>
      <text:p text:style-name="Standard"/>
      <text:p text:style-name="Standard"><text:s text:c="3"/>Attribute <text:s text:c="2"/>| <text:s text:c="8"/>Type <text:s text:c="9"/>| Modifier </text:p>
      <text:p text:style-name="Standard"/>
      <text:p text:style-name="Standard">---------------+-----------------------+---------- </text:p>
      <text:p text:style-name="Standard"/>
      <text:p text:style-name="Standard"><text:s/>customer_name | character varying(50) | </text:p>
      <text:p text:style-name="Standard"/>
      <text:p text:style-name="Standard"><text:s/>tape_id <text:s text:c="6"/>| character(8) <text:s text:c="9"/>| </text:p>
      <text:p text:style-name="Standard"/>
      <text:p text:style-name="Standard"><text:s/>title <text:s text:c="8"/>| character varying(80) | </text:p>
      <text:p text:style-name="Standard"/>
      <text:p text:style-name="Standard">View definition: SELECT customers.customer_name, </text:p>
      <text:p text:style-name="Standard"/>
      <text:p text:style-name="Standard"><text:s text:c="24"/>rentals.tape_id, tapes.title </text:p>
      <text:p text:style-name="Standard"/>
      <text:p text:style-name="Standard"><text:s text:c="17"/>FROM (( customers FULL JOIN rentals </text:p>
      <text:p text:style-name="Standard"/>
      <text:p text:style-name="Standard"><text:s text:c="19"/>ON ((customers.id = rentals.customer_id))) </text:p>
      <text:p text:style-name="Standard"/>
      <text:p text:style-name="Standard"><text:s text:c="17"/>FULL JOIN tapes </text:p>
      <text:p text:style-name="Standard"/>
      <text:p text:style-name="Standard"><text:s text:c="19"/>ON ((tapes.tape_id = rentals.tape_id))); </text:p>
      <text:p text:style-name="Standard"/>
      <text:p text:style-name="Standard">You can SELECT from a view in exactly the same way that you can SELECT from a table:</text:p>
      <text:p text:style-name="Standard"/>
      <text:p text:style-name="Standard">movies=# SELECT * FROM info WHERE tape_id IS NOT NULL; </text:p>
      <text:p text:style-name="Standard"/>
      <text:p text:style-name="Standard"><text:s/>customer_name | tape_id <text:s/>| <text:s text:c="4"/>title </text:p>
      <text:p text:style-name="Standard"/>
      <text:p text:style-name="Standard">---------------+----------+--------------- </text:p>
      <text:p text:style-name="Standard"/>
      <text:p text:style-name="Standard"><text:s/>Jones, Henry <text:s/>| AB-12345 | The Godfather </text:p>
      <text:p text:style-name="Standard"><text:soft-page-break/><text:s/></text:p>
      <text:p text:style-name="Standard"><text:s/>Panky, Henry <text:s/>| AB-67472 | The Godfather </text:p>
      <text:p text:style-name="Standard"/>
      <text:p text:style-name="Standard"><text:s/>Panky, Henry <text:s/>| MC-68873 | Casablanca </text:p>
      <text:p text:style-name="Standard"/>
      <text:p text:style-name="Standard"><text:s/>Jones, Henry <text:s/>| OW-41221 | Citizen Kane </text:p>
      <text:p text:style-name="Standard"/>
      <text:p text:style-name="Standard">(4 rows) </text:p>
      <text:p text:style-name="Standard"/>
      <text:p text:style-name="Standard">The great thing about a view is that it is always in synch with the underlying tables. Let's add a new rentals row: </text:p>
      <text:p text:style-name="Standard"/>
      <text:p text:style-name="Standard">movies=# INSERT INTO rentals VALUES( 'KJ-03335', '2001-11-26', 8 ); </text:p>
      <text:p text:style-name="Standard"/>
      <text:p text:style-name="Standard">INSERT 38488 1 </text:p>
      <text:p text:style-name="Standard"/>
      <text:p text:style-name="Standard">and then repeat the previous query: </text:p>
      <text:p text:style-name="Standard"/>
      <text:p text:style-name="Standard">movies=# SELECT * FROM info WHERE tape_id IS NOT NULL; </text:p>
      <text:p text:style-name="Standard"/>
      <text:p text:style-name="Standard"><text:s/>customer_name | tape_id <text:s/>| <text:s text:c="7"/>title </text:p>
      <text:p text:style-name="Standard"/>
      <text:p text:style-name="Standard">---------------+----------+---------------------- </text:p>
      <text:p text:style-name="Standard"/>
      <text:p text:style-name="Standard"><text:s/>Jones, Henry <text:s/>| AB-12345 | The Godfather </text:p>
      <text:p text:style-name="Standard"/>
      <text:p text:style-name="Standard"><text:s/>Panky, Henry <text:s/>| AB-67472 | The Godfather </text:p>
      <text:p text:style-name="Standard"/>
      <text:p text:style-name="Standard"><text:s/>Grumby, Jonas | KJ-03335 | American Citizen, An </text:p>
      <text:p text:style-name="Standard"/>
      <text:p text:style-name="Standard"><text:s/>Panky, Henry <text:s/>| MC-68873 | Casablanca </text:p>
      <text:p text:style-name="Standard"/>
      <text:p text:style-name="Standard"><text:s/>Jones, Henry <text:s/>| OW-41221 | Citizen Kane </text:p>
      <text:p text:style-name="Standard"/>
      <text:p text:style-name="Standard">(5 rows) </text:p>
      <text:p text:style-name="Standard"/>
      <text:p text:style-name="Standard"/>
      <text:p text:style-name="Standard">To help you understand how a view works, you might imagine that the following sequence of events occurs each time you SELECT from a view: PostgreSQL creates a temporary table by executing the SELECT command used to define the view.PostgreSQL executes the SELECT command that you entered, substituting the name of temporary table everywhere that you used the name of the view.PostgreSQL destroys the temporary table.This is not what actually occurs under the covers, but it's the easiest way to think about views.Unlike other relational databases, PostgreSQL treats all views as read-onlyyou can't INSERT, DELETE, or UPDATE a view.To destroy a view, you use the DROP VIEW command: </text:p>
      <text:p text:style-name="Standard"/>
      <text:p text:style-name="Standard">movies=# DROP VIEW info; </text:p>
      <text:p text:style-name="Standard"/>
      <text:p text:style-name="Standard">DROP </text:p>
      <text:p text:style-name="Standard"/>
      <text:p text:style-name="P1">TABLE VIEWS </text:p>
      <text:p text:style-name="Standard"><text:s text:c="3"/>As described in Chapter 1, table views allow you to combine columns from multiple ta- </text:p>
      <text:p text:style-name="Standard"><text:s text:c="3"/>bles into a “virtual table” for querying. The combination of columns is performed as the </text:p>
      <text:p text:style-name="Standard"><text:s text:c="3"/>result of a query using the SELECT command. This feature allows you to create a result </text:p>
      <text:p text:style-name="Standard"><text:s text:c="3"/>set and use it just as if it were a physical table. This is demonstrated in Figure 7-1. </text:p>
      <text:p text:style-name="Standard"><text:s text:c="7"/>Views are often used to help simplify complex sub-selects within SELECT commands. </text:p>
      <text:p text:style-name="Standard"><text:s text:c="3"/>Instead of constantly having to type a complex sub-select, you can assign it to a view, </text:p>
      <text:p text:style-name="Standard"><text:s text:c="3"/>then use the view in your SELECT commands. </text:p>
      <text:p text:style-name="Standard"><text:s text:c="7"/>Views are created using the CREATE VIEW SQL command. The format of this com- </text:p>
      <text:p text:style-name="Standard"><text:s text:c="3"/>mand is </text:p>
      <text:p text:style-name="Standard"><text:s text:c="3"/>CREATE [ OR REPLACE ] [ TEMP | TEMPROARY ] VIEW viewname </text:p>
      <text:p text:style-name="Standard"><text:s text:c="12"/>[ (column_name,...] ) ] AS query </text:p>
      <text:p text:style-name="Standard"><text:s text:c="4"/>The CREATE OR REPLACE VIEW command allows you to overwrite an existing </text:p>
      <text:p text:style-name="Standard">view. When you do this, the column names and data types for the new view must match </text:p>
      <text:p text:style-name="Standard">the column names and data types of the existing view. </text:p>
      <text:p text:style-name="Standard"><text:s text:c="4"/>By default, PostgreSQL creates the view in the default schema within the active data- </text:p>
      <text:p text:style-name="Standard">base. You can save the view in another schema within the database by using the full </text:p>
      <text:p text:style-name="Standard">schemaname.viewname format for the viewname parameter. </text:p>
      <text:p text:style-name="Standard"><text:s text:c="4"/>Remember, to create a new view in a schema, the Login Role must have CREATE </text:p>
      <text:p text:style-name="Standard">privileges in the schema. The superuser can grant this privilege to trusted users. Once </text:p>
      <text:p text:style-name="Standard">the view is created, the view owner can assign privileges to the view to Group Roles, just </text:p>
      <text:p text:style-name="Standard">like a normal table object. </text:p>
      <text:p text:style-name="Standard"><text:s text:c="4"/>Alternatively, if you do not need to create a permanent view, you can use the TEMP </text:p>
      <text:p text:style-name="Standard">or TEMPORARY keyword. This makes the view available only within the current session. </text:p>
      <text:p text:style-name="Standard">Once you quit the session, PostgreSQL automatically drops the view. </text:p>
      <text:p text:style-name="Standard"><text:s text:c="4"/>By default, PostgreSQL assigns column names to the view columns based on the re- </text:p>
      <text:p text:style-name="Standard">sult set columns names of the specified query. You can alter the column names by includ- </text:p>
      <text:p text:style-name="Standard">ing the column name list column_name in the command. </text:p>
      <text:p text:style-name="Standard"><text:s text:c="4"/>Here is an example of creating a view based on a complex SELECT command: </text:p>
      <text:p text:style-name="Standard"/>
      <text:p text:style-name="Standard">test=# create view store."CustomerOrders" AS </text:p>
      <text:p text:style-name="Standard">test-# select "Customer"."LastName", "Customer"."FirstName", </text:p>
      <text:p text:style-name="Standard"/>
      <text:p text:style-name="Standard">test-# <text:s text:c="2"/>"Product"."ProductName", "Order"."TotalCost" from </text:p>
      <text:p text:style-name="Standard">test-# <text:s text:c="2"/>store."Order" natural inner join store."Customer" </text:p>
      <text:p text:style-name="Standard">test-# <text:s text:c="2"/>natural inner join store."Product"; </text:p>
      <text:p text:style-name="Standard">CREATE <text:s text:c="2"/>VIEW </text:p>
      <text:p text:style-name="Standard">test=# <text:s text:c="2"/>grant select on store."CustomerOrders" to "Salesman"; </text:p>
      <text:p text:style-name="Standard">GRANT </text:p>
      <text:p text:style-name="Standard">test=# </text:p>
      <text:p text:style-name="Standard"><text:s text:c="4"/>After creating the view (remember, you need the proper privileges to do this) and as- </text:p>
      <text:p text:style-name="Standard">signing privileges to allow Group Roles to use it, other users can query the view just as if </text:p>
      <text:p text:style-name="Standard">it were a table. PostgreSQL only allows you to query views. As of the time of this writing, </text:p>
      <text:p text:style-name="Standard">you are not able to insert, remove, or modify data directly from a view. </text:p>
      <text:p text:style-name="Standard"><text:s text:c="4"/>To display the views available in a database, use the \dv meta-command (plus the </text:p>
      <text:p text:style-name="Standard">schema name if the view was created in specific schema): </text:p>
      <text:p text:style-name="Standard">test=&gt; \dv store. </text:p>
      <text:p text:style-name="Standard"><text:s text:c="18"/>List of relations </text:p>
      <text:p text:style-name="Standard"><text:s text:c="2"/>Schema | <text:s text:c="9"/>Name <text:s text:c="7"/>| Type | Owner </text:p>
      <text:p text:style-name="Standard">————————+————————————————+——————+————————— </text:p>
      <text:p text:style-name="Standard"><text:s text:c="2"/>store | CustomerOrders | view | postgres </text:p>
      <text:p text:style-name="Standard"><text:soft-page-break/>(1 row) </text:p>
      <text:p text:style-name="Standard">test=&gt; </text:p>
      <text:p text:style-name="Standard"><text:s text:c="4"/>Once created, users can query the view just as if it were a normal table: </text:p>
      <text:p text:style-name="Standard">test=&gt; select * from store."CustomerOrders"; </text:p>
      <text:p text:style-name="Standard"><text:s text:c="2"/>LastName | FirstName | ProductName | TotalCost </text:p>
      <text:p text:style-name="Standard">——————————+———————————+—————————————+—————————— </text:p>
      <text:p text:style-name="Standard"><text:s text:c="2"/>Blum <text:s text:c="6"/>| Rich <text:s text:c="9"/>| Laptop <text:s text:c="7"/>| $5,000.00 </text:p>
      <text:p text:style-name="Standard"><text:s text:c="2"/>Blum <text:s text:c="6"/>| Barbara <text:s text:c="6"/>| Laptop <text:s text:c="7"/>| $1,000.00 </text:p>
      <text:p text:style-name="Standard"><text:s text:c="2"/>Blum <text:s text:c="6"/>| Katie <text:s text:c="8"/>| Desktop <text:s text:c="6"/>| <text:s text:c="4"/>$300.00 </text:p>
      <text:p text:style-name="Standard">(3 rows) </text:p>
      <text:p text:style-name="Standard">test=&gt; </text:p>
      <text:p text:style-name="Standard"><text:s text:c="4"/>If you no longer need the view, the view owner can remove it using the DROP VIEW </text:p>
      <text:p text:style-name="Standard">command. </text:p>
      <text:p text:style-name="Standard"/>
      <text:p text:style-name="Standard"/>
      <text:p text:style-name="P1">Working with Views </text:p>
      <text:p text:style-name="Standard">When working on a large data model, you frequently have to use complex queries to retrieve </text:p>
      <text:p text:style-name="Standard">information from several joined tables, often with a long list of WHERE conditionals. Duplicating </text:p>
      <text:p text:style-name="Standard">these complex queries in different parts of your application code often can be troublesome, </text:p>
      <text:p text:style-name="Standard">especially if your database has multiple interfaces to it. One minor variation between these </text:p>
      <text:p text:style-name="Standard">interfaces can lead to trouble when the end results don’t match up. </text:p>
      <text:p text:style-name="Standard"><text:s text:c="5"/>What would be handy here is a way to name the complex query so that it could be stored </text:p>
      <text:p text:style-name="Standard">in the database, and accessed in a uniform manner by outside applications. This is where views </text:p>
      <text:p text:style-name="Standard">come in. A view is defined in PostgreSQL as a stored representation of a given query. Once defined, </text:p>
      <text:p text:style-name="Standard">in many respects a view can be thought of as a virtual table. While a view holds no data itself, it </text:p>
      <text:p text:style-name="Standard">can be queried just like any other table, and you can even create views based on other views. </text:p>
      <text:p text:style-name="Standard">Creating a View </text:p>
      <text:p text:style-name="Standard">You create a view by using the CREATE VIEW statement. When using the CREATE VIEW statement, </text:p>
      <text:p text:style-name="Standard">you specify both a name for the view and an SQL query that defines the structure of the view: </text:p>
      <text:p text:style-name="Standard">CREATE VIEW database_books AS SELECT * FROM books WHERE subject = 'PostgreSQL'; </text:p>
      <text:p text:style-name="Standard"><text:s text:c="5"/>This would create a view called database_books that would have an equivalent structure to </text:p>
      <text:p text:style-name="Standard">the books table, as far as column names and their types are concerned. In older versions of </text:p>
      <text:p text:style-name="Standard">PostgreSQL (7.2 and older), if you needed to change the definition of a view, you had to first </text:p>
      <text:p text:style-name="Standard">drop the view and then re-create it. However, in current versions, we can take advantage of the </text:p>
      <text:p text:style-name="Standard">CREATE OR REPLACE VIEW command: </text:p>
      <text:p text:style-name="Standard">CREATE OR REPLACE VIEW database_books AS SELECT * FROM books </text:p>
      <text:p text:style-name="Standard">WHERE subject = 'PostgreSQL' OR subject = 'Sqlite'; </text:p>
      <text:p text:style-name="Standard">■Note The CREATE OR REPLACE VIEW command will work only if you do not change the layout of the </text:p>
      <text:p text:style-name="Standard">column names or their types. If your query produces a different column layout, you will need to drop and then </text:p>
      <text:p text:style-name="Standard">re-create the view. </text:p>
      <text:p text:style-name="Standard"><text:s text:c="5"/>You can create views by using very complex SQL statements, and you do not need to limit </text:p>
      <text:p text:style-name="Standard">the view to columns from existing tables; derived values and constants are also acceptable, as </text:p>
      <text:p text:style-name="Standard">shown in this example: </text:p>
      <text:p text:style-name="Standard">CREATE VIEW featured_technical_books AS SELECT 'Best Sellers',title, </text:p>
      <text:p text:style-name="Standard">(copies_sold/months_in_print) AS average_sales FROM books WHERE </text:p>
      <text:p text:style-name="Standard">current_stock &gt;= 1000 AND genre = 'technical'; </text:p>
      <text:p text:style-name="Standard">Dropping a View </text:p>
      <text:p text:style-name="Standard">Dropping a view is accomplished by using the DROP VIEW command. This command takes an </text:p>
      <text:p text:style-name="Standard">optional keyword of RESTRICT or CASCADE, to determine what behavior to use when dealing with </text:p>
      <text:p text:style-name="Standard">dependent objects, such as different views or functions that query on the view being dropped. </text:p>
      <text:p text:style-name="Standard">The RESTRICT keyword prevents the view from being dropped if it has dependent objects. The </text:p>
      <text:p text:style-name="Standard">CASCADE keyword, used in the following example, drops the dependent objects: </text:p>
      <text:p text:style-name="Standard">DROP VIEW database_books CASCADE; </text:p>
      <text:p text:style-name="Standard">The PostgreSQL Rule System </text:p>
      <text:p text:style-name="Standard">Many databases use active rules within the database, based on some combination of functions </text:p>
      <text:p text:style-name="Standard">and triggers, that they use to enforce things like data constraints and foreign keys. PostgreSQL </text:p>
      <text:p text:style-name="Standard">also offers those features, but it also offers an alternative system for rewriting queries on the fly. </text:p>
      <text:p text:style-name="Standard">Using the rule system, you can do such things as enforce data integrity, create read-only tables, </text:p>
      <text:p text:style-name="Standard">and make views interactive. These “query-rewrite” rules can be broken down into one of four </text:p>
      <text:p text:style-name="Standard">types; SELECT, INSERT, UPDATE, and DELETE. In this section, we look at the syntax for creating rules </text:p>
      <text:p text:style-name="Standard">and introduce the four different types of rules. </text:p>
      <text:p text:style-name="Standard">Working with Rules </text:p>
      <text:p text:style-name="Standard"><text:soft-page-break/>This section presents the basic syntax used to create and drop rules. </text:p>
      <text:p text:style-name="Standard"/>
      <text:p text:style-name="Standard">Making Views Interactive </text:p>
      <text:p text:style-name="Standard">Many databases these days offer some form of updateable views, allowing you to run UPDATE </text:p>
      <text:p text:style-name="Standard">statements against a view and have them update the underlying table. However, you’ll often </text:p>
      <text:p text:style-name="Standard">find that there are heavy restrictions placed on the allowed definitions of this type of view, such </text:p>
      <text:p text:style-name="Standard">as not allowing joined queries or not allowing special formatting of entries in the view definition. </text:p>
      <text:p text:style-name="Standard">PostgreSQL, by way of its rule system, allows you to bypass these restrictions, giving you much </text:p>
      <text:p text:style-name="Standard">more flexibility in the types of updatable views you can create. The next section walks you </text:p>
      <text:p text:style-name="Standard">through several examples of putting PostgreSQL’s rule system to use. </text:p>
      <text:p text:style-name="Standard">Updatable, Insertable, Deletable Views </text:p>
      <text:p text:style-name="Standard">The first part of our example creates a simple set of tables that we will be working with: </text:p>
      <text:p text:style-name="Standard">CREATE TABLE employee ( </text:p>
      <text:p text:style-name="Standard"><text:s text:c="3"/>employee_id INTEGER PRIMARY KEY, </text:p>
      <text:p text:style-name="Standard"><text:s text:c="3"/>fname TEXT NOT NULL, </text:p>
      <text:p text:style-name="Standard"><text:s text:c="3"/>lname TEXT NOT NULL </text:p>
      <text:p text:style-name="Standard">); </text:p>
      <text:p text:style-name="Standard">CREATE TABLE phone ( </text:p>
      <text:p text:style-name="Standard"><text:s text:c="3"/>employee_id INTEGER REFERENCES employee (employee_id) ON DELETE CASCADE, </text:p>
      <text:p text:style-name="Standard"><text:s text:c="3"/>npa INTEGER NOT NULL, </text:p>
      <text:p text:style-name="Standard"><text:s text:c="3"/>nxx INTEGER NOT NULL, </text:p>
      <text:p text:style-name="Standard"><text:s text:c="3"/>xxxx INTEGER NOT NULL); </text:p>
      <text:p text:style-name="Standard"><text:s text:c="5"/>This sets up two tables, one for holding our employee names and one for holding their </text:p>
      <text:p text:style-name="Standard">phone information. Of course, while using column names like npa, nxx, and xxxx may follow </text:p>
      <text:p text:style-name="Standard">the official format of the North American Numbering Plan, they are a little unwieldy to work </text:p>
      <text:p text:style-name="Standard">with, so let’s go ahead and make our view: </text:p>
      <text:p text:style-name="Standard"/>
      <text:p text:style-name="Standard">CREATE VIEW directory AS <text:s text:c="5"/>(SELECT employee.employee_id, </text:p>
      <text:p text:style-name="Standard">fname || ' ' || lname AS <text:s text:c="5"/>name, </text:p>
      <text:p text:style-name="Standard">npa || '-' || nxx || '-' <text:s text:c="5"/>|| xxxx AS number </text:p>
      <text:p text:style-name="Standard">FROM employee JOIN phone <text:s text:c="5"/>USING (employee_id)); </text:p>
      <text:p text:style-name="Standard"><text:s text:c="5"/>This creates a three-column view: one for the employee ID, one for the employee’s full </text:p>
      <text:p text:style-name="Standard">name, and one for the employee’s phone number, formatted a little bit nicer. Now that we have </text:p>
      <text:p text:style-name="Standard">the structure, let’s go ahead and add some data: </text:p>
      <text:p text:style-name="Standard">INSERT INTO employee(employee_id,fname,lname) VALUES </text:p>
      <text:p text:style-name="Standard">(1,'Amber','Lee'); </text:p>
      <text:p text:style-name="Standard">INSERT INTO phone(employee_id, npa, nxx, xxxx) VALUES </text:p>
      <text:p text:style-name="Standard">(1,607,555,5210); </text:p>
      <text:p text:style-name="Standard"><text:s text:c="5"/>And take a look at it through our view: </text:p>
      <text:p text:style-name="Standard">rob=# SELECT * FROM directory; </text:p>
      <text:p text:style-name="Standard">employee_id | name <text:s text:c="13"/>| <text:s text:c="3"/>number </text:p>
      <text:p text:style-name="Standard">-------------+-----------+-------------- </text:p>
      <text:p text:style-name="Standard"><text:s text:c="21"/>1 | Amber Lee | 607-555-5210 </text:p>
      <text:p text:style-name="Standard">(1 row) </text:p>
      <text:p text:style-name="Standard"><text:s text:c="5"/>This looks nice enough, but suppose we want to add someone new into our directory. To </text:p>
      <text:p text:style-name="Standard">do this, we have to be aware of the underlying tables and insert into both tables: </text:p>
      <text:p text:style-name="Standard">INSERT INTO employee(employee_id, fname, lname) </text:p>
      <text:p text:style-name="Standard"><text:s text:c="2"/>VALUES (2,'Dylan','Jairus'); </text:p>
      <text:p text:style-name="Standard">INSERT INTO phone(employee_id, npa, nxx, xxxx) </text:p>
      <text:p text:style-name="Standard"><text:s text:c="2"/>VALUES (2,813,555,5040); </text:p>
      <text:p text:style-name="Standard"><text:s text:c="5"/>As you can see, to add information into the system, we have to add data into two tables. It </text:p>
      <text:p text:style-name="Standard">would be nice if we had a way to enter data into the directory directly, in the format that we are </text:p>
      <text:p text:style-name="Standard"><text:soft-page-break/>comfortable with. This is where our first rule comes into place. We will create a rule that handles </text:p>
      <text:p text:style-name="Standard">direct inserts on the directory view, splitting the data into the proper tables and converting it </text:p>
      <text:p text:style-name="Standard">into the proper types needed by the base tables: </text:p>
      <text:p text:style-name="Standard">CREATE RULE directory_addition AS ON INSERT TO directory DO INSTEAD </text:p>
      <text:p text:style-name="Standard">( </text:p>
      <text:p text:style-name="Standard"><text:s text:c="9"/>INSERT INTO employee VALUES </text:p>
      <text:p text:style-name="Standard"><text:s text:c="20"/>(NEW.employee_id, </text:p>
      <text:p text:style-name="Standard"><text:s text:c="21"/>split_part(NEW.name,' ', 1), </text:p>
      <text:p text:style-name="Standard"><text:s text:c="21"/>split_part(NEW.name,' ', 2) ); </text:p>
      <text:p text:style-name="Standard"><text:s text:c="10"/>INSERT INTO phone VALUES </text:p>
      <text:p text:style-name="Standard"><text:s text:c="20"/>(NEW.employee_id, </text:p>
      <text:p text:style-name="Standard"><text:s text:c="21"/>split_part(NEW.number,'-', 1)::INTEGER, </text:p>
      <text:p text:style-name="Standard"><text:s text:c="21"/>split_part(NEW.number,'-', 2)::INTEGER, </text:p>
      <text:p text:style-name="Standard"><text:s text:c="21"/>split_part(NEW.number,'-', 3)::INTEGER ); </text:p>
      <text:p text:style-name="Standard">) ; </text:p>
      <text:p text:style-name="Standard"/>
      <text:p text:style-name="Standard"><text:s text:c="6"/>Since the directory combines the data from the base tables’ columns into single columns, </text:p>
      <text:p text:style-name="Standard">we must split up this data to insert it back into the underlying tables; in this case, we use the </text:p>
      <text:p text:style-name="Standard">built-in database function split_part (added in PostgreSQL 7.3), which splits text strings </text:p>
      <text:p text:style-name="Standard">based on a given delimiter. That is an important thing to be aware of; as long as you can derive </text:p>
      <text:p text:style-name="Standard">a way to deconstruct the formula used in a view, you can push data back into the base table </text:p>
      <text:p text:style-name="Standard">with the rule system. With this rule in place, we can now insert directly into our view: </text:p>
      <text:p text:style-name="Standard">rob=# INSERT INTO directory VALUES (3,'Emma Jane','352-555-6120'); </text:p>
      <text:p text:style-name="Standard">INSERT 107999 1 </text:p>
      <text:p text:style-name="Standard"><text:s text:c="6"/>The INSERT indicates that our INSERT statement succeeded, but we know that the data did </text:p>
      <text:p text:style-name="Standard">not go into our directory view. Let’s take a look at our base tables: </text:p>
      <text:p text:style-name="Standard">rob=# SELECT * FROM employee; </text:p>
      <text:p text:style-name="Standard">employee_id | fname | lname </text:p>
      <text:p text:style-name="Standard">-------------+-------+-------- </text:p>
      <text:p text:style-name="Standard"><text:s text:c="21"/>1 | Amber | Lee </text:p>
      <text:p text:style-name="Standard"><text:s text:c="21"/>2 | Dylan | Jairus </text:p>
      <text:p text:style-name="Standard"><text:s text:c="21"/>3 | Emma | Jane </text:p>
      <text:p text:style-name="Standard">(3 rows) </text:p>
      <text:p text:style-name="Standard"><text:s text:c="6"/>The employee table has our new employee, which is good, but what about their contact </text:p>
      <text:p text:style-name="Standard">information? </text:p>
      <text:p text:style-name="Standard">rob=# SELECT * FROM phone; </text:p>
      <text:p text:style-name="Standard">employee_id | npa | nxx | xxxx </text:p>
      <text:p text:style-name="Standard">-------------+-----+-----+------ </text:p>
      <text:p text:style-name="Standard"><text:s text:c="21"/>1 | 607 | 555 | 5210 </text:p>
      <text:p text:style-name="Standard"><text:s text:c="21"/>2 | 813 | 555 | 5040 </text:p>
      <text:p text:style-name="Standard"><text:s text:c="21"/>3 | 352 | 555 | 6120 </text:p>
      <text:p text:style-name="Standard">(3 rows) </text:p>
      <text:p text:style-name="Standard"><text:s text:c="6"/>It worked! We have inserted data into our view, and the rule split up the data and inserted </text:p>
      <text:p text:style-name="Standard">it into the proper tables as needed. Of course, once you can insert into a view, you surely want </text:p>
      <text:p text:style-name="Standard">to delete from it, and we can use a rule to make this work as well: </text:p>
      <text:p text:style-name="Standard">CREATE RULE youre_fired AS ON DELETE TO directory DO INSTEAD </text:p>
      <text:p text:style-name="Standard">DELETE FROM employee WHERE fname=split_part(OLD.name,' ', 1) AND </text:p>
      <text:p text:style-name="Standard"><text:s text:c="4"/>lname=split_part(OLD.name,' ', 2); </text:p>
      <text:p text:style-name="Standard"><text:s text:c="6"/>Rules on joined tables do not have to reference all the tables in the view if you don’t want </text:p>
      <text:p text:style-name="Standard">them to. Notice that in this rule, we only reference the employee table, which works fine for our </text:p>
      <text:p text:style-name="Standard">example because the entries in the phone table will be removed due to the cascading reference </text:p>
      <text:p text:style-name="Standard">that we defined in our original table. Let’s fire an employee: </text:p>
      <text:p text:style-name="Standard"><text:soft-page-break/>rob=# DELETE FROM directory WHERE name = 'Amber Lee'; </text:p>
      <text:p text:style-name="Standard">DELETE 1 </text:p>
      <text:p text:style-name="Standard"/>
      <text:p text:style-name="Standard"><text:s text:c="5"/>Again, the database indicates that our delete was successful, so let’s take a look at the base </text:p>
      <text:p text:style-name="Standard">tables to verify our data: </text:p>
      <text:p text:style-name="Standard">rob=# SELECT * FROM employee; </text:p>
      <text:p text:style-name="Standard">employee_id | fname | lname </text:p>
      <text:p text:style-name="Standard">-------------+-------+-------- </text:p>
      <text:p text:style-name="Standard"><text:s text:c="21"/>2 | Dylan | Jairus </text:p>
      <text:p text:style-name="Standard"><text:s text:c="21"/>3 | Emma | Jane </text:p>
      <text:p text:style-name="Standard">(2 rows) </text:p>
      <text:p text:style-name="Standard"><text:s text:c="5"/>The employee we wanted to delete is no longer in the employee table, so let’s check on their </text:p>
      <text:p text:style-name="Standard">contact information: </text:p>
      <text:p text:style-name="Standard">rob=# SELECT * FROM phone; </text:p>
      <text:p text:style-name="Standard">employee_id | npa | nxx | xxxx </text:p>
      <text:p text:style-name="Standard">-------------+-----+-----+------ </text:p>
      <text:p text:style-name="Standard"><text:s text:c="21"/>2 | 813 | 555 | 5040 </text:p>
      <text:p text:style-name="Standard"><text:s text:c="21"/>3 | 352 | 555 | 6120 </text:p>
      <text:p text:style-name="Standard">(2 rows) </text:p>
      <text:p text:style-name="Standard"><text:s text:c="5"/>Again, we see that the rule system was able to properly pass our request on to the appro- </text:p>
      <text:p text:style-name="Standard">priate tables, and the entries for the employee and their phone information have been removed. </text:p>
      <text:p text:style-name="Standard">Since we can now insert and delete from our view, it only makes sense that we would want to </text:p>
      <text:p text:style-name="Standard">be able to update the data that we have as well. For this example, we will create a rule that </text:p>
      <text:p text:style-name="Standard">allows someone to modify the phone number information, but not the name information: </text:p>
      <text:p text:style-name="Standard">CREATE RULE modify_employee AS </text:p>
      <text:p text:style-name="Standard"><text:s text:c="10"/>ON UPDATE TO directory DO INSTEAD </text:p>
      <text:p text:style-name="Standard"><text:s text:c="10"/>UPDATE phone SET </text:p>
      <text:p text:style-name="Standard"><text:s text:c="27"/>npa=split_part(NEW.number,'-', 1)::INTEGER, </text:p>
      <text:p text:style-name="Standard"><text:s text:c="27"/>nxx=split_part(NEW.number,'-', 2)::INTEGER, </text:p>
      <text:p text:style-name="Standard"><text:s text:c="27"/>xxxx=split_part(NEW.number,'-', 3)::INTEGER </text:p>
      <text:p text:style-name="Standard"><text:s text:c="39"/>WHERE employee_id = NEW.employee_id; </text:p>
      <text:p text:style-name="Standard"><text:s text:c="5"/>This rule combines a number of items that we have talked about already. It interacts with </text:p>
      <text:p text:style-name="Standard">only one of the base tables in a join, it reverses a complex formula used in the view definition, </text:p>
      <text:p text:style-name="Standard">and it converts the data type on the fly to properly match what was defined in our base table. </text:p>
      <text:p text:style-name="Standard">Now we’ll update the directory: </text:p>
      <text:p text:style-name="Standard">rob=# UPDATE directory SET number='352-555-7120' </text:p>
      <text:p text:style-name="Standard">WHERE employee_id = 3; </text:p>
      <text:p text:style-name="Standard">UPDATE 1 </text:p>
      <text:p text:style-name="Standard"><text:s text:c="5"/>As always, we receive a successful return code from PostgreSQL regarding our statement, </text:p>
      <text:p text:style-name="Standard">but let’s double-check the base tables to see what happened exactly: </text:p>
      <text:p text:style-name="Standard">rob=# SELECT * FROM phone; </text:p>
      <text:p text:style-name="Standard"/>
      <text:p text:style-name="Standard">employee_id | npa | nxx | xxxx </text:p>
      <text:p text:style-name="Standard">-------------+-----+-----+------ </text:p>
      <text:p text:style-name="Standard"><text:s text:c="21"/>2 | 813 | 555 | 5040 </text:p>
      <text:p text:style-name="Standard"><text:s text:c="21"/>3 | 352 | 555 | 7120 </text:p>
      <text:p text:style-name="Standard">(2 rows) </text:p>
      <text:p text:style-name="Standard"><text:s text:c="5"/>As you can see, the new number is now stored in the phone table. Since we did not need to </text:p>
      <text:p text:style-name="Standard">update the employee table, let’s take a look at our view again to see if the changes are reflected: </text:p>
      <text:p text:style-name="Standard">rob=# SELECT * FROM directory; </text:p>
      <text:p text:style-name="Standard">employee_id | <text:s text:c="8"/>name <text:s text:c="8"/>| <text:s text:c="3"/>number </text:p>
      <text:p text:style-name="Standard">-------------+--------------+-------------- </text:p>
      <text:p text:style-name="Standard"><text:soft-page-break/><text:s text:c="21"/>2 | Dylan Jairus | 813-555-5040 </text:p>
      <text:p text:style-name="Standard"><text:s text:c="21"/>3 | Emma Jane | 352-555-7120 </text:p>
      <text:p text:style-name="Standard">(2 rows) </text:p>
      <text:p text:style-name="Standard"><text:s text:c="5"/>Of course, the rule system can be used for more than just making interactive views: You </text:p>
      <text:p text:style-name="Standard">can also use it on tables, and you can do more than just directly reference tables. For the next </text:p>
      <text:p text:style-name="Standard">example, we create a new table called salary and insert some information into the table: </text:p>
      <text:p text:style-name="Standard">CREATE TABLE salary (employee_id INTEGER REFERENCES </text:p>
      <text:p text:style-name="Standard"><text:s text:c="2"/>employee(employee_id) ON DELETE CASCADE, salary INTEGER); </text:p>
      <text:p text:style-name="Standard">INSERT INTO salary VALUES (2,400000); </text:p>
      <text:p text:style-name="Standard">INSERT INTO salary VALUES (3,200000); </text:p>
      <text:p text:style-name="Standard"><text:s text:c="5"/>The first thing we decide is that we want to prevent anyone from deleting an employee’s </text:p>
      <text:p text:style-name="Standard">salary. Normally this would be accomplished by using the REVOKE DELETE command, but </text:p>
      <text:p text:style-name="Standard">REVOKE DELETE will not prevent superusers from deleting data accidentally, so we want to go </text:p>
      <text:p text:style-name="Standard">the extra step: </text:p>
      <text:p text:style-name="Standard">CREATE RULE always_pay AS ON DELETE TO salary DO INSTEAD NOTHING; </text:p>
      <text:p text:style-name="Standard"><text:s text:c="5"/>This is the INSTEAD form of a rule, and it causes the query to be rewritten so as not to be </text:p>
      <text:p text:style-name="Standard">executed at all. Now, even if a superuser tries to delete from the table, deletes will be prevented: </text:p>
      <text:p text:style-name="Standard">rob=# DELETE FROM salary WHERE employee_id = 2; </text:p>
      <text:p text:style-name="Standard">DELETE 0 </text:p>
      <text:p text:style-name="Standard"><text:s text:c="5"/>Another thing we might need is a log of any changes to an employee’s salary that might </text:p>
      <text:p text:style-name="Standard">take place. We accomplish this through the combination of a logging table and an update rule: </text:p>
      <text:p text:style-name="Standard">CREATE TABLE salary_log (employee_id INTEGER REFERENCES </text:p>
      <text:p text:style-name="Standard"><text:s text:c="2"/>employee(employee_id) ON DELETE CASCADE, salary_change INTEGER, </text:p>
      <text:p text:style-name="Standard"><text:s text:c="2"/>changed_by TEXT, log_time TIMESTAMP DEFAULT now()); </text:p>
      <text:p text:style-name="Standard">CREATE RULE log_salary_changes AS ON UPDATE TO salary DO ALSO INSERT </text:p>
      <text:p text:style-name="Standard"><text:s text:c="2"/>INTO salary_log VALUES (NEW.employee_id, NEW.salary - OLD.salary, </text:p>
      <text:p text:style-name="Standard"><text:s text:c="2"/>CURRENT_USER); </text:p>
      <text:p text:style-name="Standard"/>
      <text:p text:style-name="Standard"><text:s text:c="5"/>Notice that this rule is of the DO ALSO variety, meaning that the original query will be executed </text:p>
      <text:p text:style-name="Standard">along with the actions specified in the rule. It uses data from the original query, a mathematical </text:p>
      <text:p text:style-name="Standard">operation, and the internal CURRENT_USER function, which produces the current user logged </text:p>
      <text:p text:style-name="Standard">into the database: </text:p>
      <text:p text:style-name="Standard">rob=# UPDATE salary SET salary = 250000 WHERE employee_id = 3; </text:p>
      <text:p text:style-name="Standard">UPDATE 1 </text:p>
      <text:p text:style-name="Standard">rob=# SELECT * FROM salary_log; </text:p>
      <text:p text:style-name="Standard">employee_id | salary_change | changed_by | <text:s text:c="20"/>log_time </text:p>
      <text:p text:style-name="Standard">-------------+---------------+------------+-------------------------- </text:p>
      <text:p text:style-name="Standard"><text:s text:c="21"/>3 | <text:s text:c="12"/>50000 <text:s text:c="4"/>| rob <text:s text:c="18"/>|2005-07-11 </text:p>
      <text:p text:style-name="Standard">15:19:33.703885 </text:p>
      <text:p text:style-name="Standard">(1 row) </text:p>
      <text:p text:style-name="Standard"><text:s text:c="5"/>One thing we haven’t touched upon is that rules fire for all the rows touched by the initial </text:p>
      <text:p text:style-name="Standard">query, not just one row. This can sometimes catch people off guard, but it can also be very </text:p>
      <text:p text:style-name="Standard">helpful. For example, if we have to give everyone in the company a 15 percent pay cut, we can </text:p>
      <text:p text:style-name="Standard">track those changes with no extra effort: </text:p>
      <text:p text:style-name="Standard">rob=# UPDATE salary SET salary = (salary – salary*.15) ; </text:p>
      <text:p text:style-name="Standard">UPDATE 2 </text:p>
      <text:p text:style-name="Standard">rob=# select * from salary_log; </text:p>
      <text:p text:style-name="Standard">employee_id | salary_change | changed_by | <text:s text:c="20"/>log_time </text:p>
      <text:p text:style-name="Standard">-------------+---------------+------------+--------------------------- </text:p>
      <text:p text:style-name="Standard"><text:s text:c="21"/>3 | <text:s text:c="12"/>50000 <text:s text:c="4"/>| rob <text:s text:c="17"/>| 2005-07-11 </text:p>
      <text:p text:style-name="Standard">15:19:33.703885 </text:p>
      <text:p text:style-name="Standard"><text:s text:c="21"/>2 | <text:s text:c="11"/>-60000 <text:s text:c="4"/>| rob <text:s text:c="17"/>| 2005-07-11 </text:p>
      <text:p text:style-name="Standard"><text:soft-page-break/>15:30:41.008909 </text:p>
      <text:p text:style-name="Standard"><text:s text:c="21"/>3 | <text:s text:c="11"/>-37500 <text:s text:c="4"/>| rob <text:s text:c="17"/>| 2005-07-11 </text:p>
      <text:p text:style-name="Standard">15:30:41.008909 </text:p>
      <text:p text:style-name="Standard">(3 rows) </text:p>
      <text:p text:style-name="Standard"><text:s text:c="5"/>Since we updated two rows in the table, we get two additional entries inserted in our log </text:p>
      <text:p text:style-name="Standard">table, which is what we want. </text:p>
      <text:p text:style-name="Standard"/>
      <text:p text:style-name="Standard">Working with Views from Within PHP </text:p>
      <text:p text:style-name="Standard">Although views have some different characteristics from tables at the database level, within </text:p>
      <text:p text:style-name="Standard">PHP, querying from a view is no different than querying from a table. Listing 32-1 shows a </text:p>
      <text:p text:style-name="Standard">simple PHP page that queries from our directory view and displays the results onscreen. You’ll </text:p>
      <text:p text:style-name="Standard">notice that it is very similar to the examples used in Chapter 31 when we were querying </text:p>
      <text:p text:style-name="Standard">against tables. </text:p>
      <text:p text:style-name="Standard"/>
      <text:p text:style-name="Standard">Listing 32-1. Querying a View with PHP </text:p>
      <text:p text:style-name="Standard">&lt;?php </text:p>
      <text:p text:style-name="Standard"><text:s text:c="4"/>include "pgsql.class.php"; </text:p>
      <text:p text:style-name="Standard"><text:s text:c="4"/>// Create new pgsql object </text:p>
      <text:p text:style-name="Standard"><text:s text:c="4"/>$pgsqldb = new pgsql("localhost","rob","rob","secret"); </text:p>
      <text:p text:style-name="Standard"><text:s text:c="4"/>// Connect to the database server and select a database </text:p>
      <text:p text:style-name="Standard"><text:s text:c="4"/>$pgsqldb-&gt;connect(); </text:p>
      <text:p text:style-name="Standard"><text:s text:c="4"/>// Query the database </text:p>
      <text:p text:style-name="Standard"><text:s text:c="4"/>$pgsqldb-&gt;query("SELECT name, number FROM directory </text:p>
      <text:p text:style-name="Standard"><text:s text:c="25"/>ORDER BY name"); </text:p>
      <text:p text:style-name="Standard"><text:s text:c="4"/>// Output the data </text:p>
      <text:p text:style-name="Standard"><text:s text:c="4"/>while ($row = $pgsqldb-&gt;fetchObject()) </text:p>
      <text:p text:style-name="Standard"><text:s text:c="8"/>echo "$row-&gt;name, $row-&gt;number&lt;br /&gt;"; </text:p>
      <text:p text:style-name="Standard">?&gt; </text:p>
      <text:p text:style-name="Standard"><text:s text:c="6"/>When executed in a browser, this code will return the following results: </text:p>
      <text:p text:style-name="Standard">Dylan Jairus, 813-555-5040 </text:p>
      <text:p text:style-name="Standard">Emma Jane, 352-555-7120 </text:p>
      <text:p text:style-name="Standard"><text:s text:c="6"/>You can see that querying against a view is no different from querying against a table to </text:p>
      <text:p text:style-name="Standard">either the PHP application developer or the end user. For this reason, as a rule of thumb, you </text:p>
      <text:p text:style-name="Standard">should treat views and tables as if there is no difference when building your applications. This </text:p>
      <text:p text:style-name="Standard">is especially true if you use PostgreSQL rules to make your views fully interactive. </text:p>
      <text:p text:style-name="Standard"/>
      <text:p text:style-name="Standard"/>
      <text:h text:style-name="P23" text:outline-level="1" text:is-list-header="true">Using Views</text:h>
      <text:p text:style-name="Text_20_body">While working with SQL, times will often arise when you would like your statements to be re-usable. This is especially the case when working with large or intricate queries. There are few things more frustrating then having to re-type a long query over and over again within <text:span text:style-name="T1">psql</text:span>. Furthermore, it can be highly inefficient to pass excessively large queries over a network to your PostgreSQL server for commonly executed routines.</text:p>
      <text:p text:style-name="Text_20_body">This is where <text:span text:style-name="T1">views</text:span> can come in handy. Views can be thought of as stored queries, which allow you to create a database object that functions very similarly to a table, but whose contents are dynamically and directly reflective only of the rows which it is defined to select. Views are quite flexible in practice, in that they may address common, simple queries to a single table, as well as extraordinarily complicated ones which may span across several tables.</text:p>
      <text:h text:style-name="Heading_20_2" text:outline-level="2" text:is-list-header="true">Creating a View</text:h>
      <text:p text:style-name="Text_20_body">The following is the syntax for creating a view:</text:p>
      <text:p text:style-name="Preformatted_20_Text"><text:s text:c="2"/>CREATE VIEW <text:span text:style-name="Teletype"><text:span text:style-name="T1">view</text:span></text:span></text:p>
      <text:p text:style-name="P8"><text:s text:c="11"/>AS <text:span text:style-name="Teletype"><text:span text:style-name="T1">query</text:span></text:span></text:p>
      <text:p text:style-name="P5"><text:span text:style-name="Teletype"><text:span text:style-name="T1">view</text:span></text:span></text:p>
      <text:p text:style-name="P6">The name (identifier) of the view that you wish to create. </text:p>
      <text:p text:style-name="P5"><text:span text:style-name="Teletype"><text:span text:style-name="T1">query</text:span></text:span></text:p>
      <text:p text:style-name="P6">The complete SQL <text:span text:style-name="Teletype">SELECT</text:span> query that defines the content of the view.</text:p>
      <text:p text:style-name="Text_20_body">Imagine that you have a table called <text:span text:style-name="Teletype">shipments</text:span> that relates a unique shipping identifier with a customer identifier, a book ISBN, and a timestamp reflecting when the book was shipped. This table is shown in <text:a xlink:type="simple" xlink:href="../../../../../../media/backup/E-books/postgresql/Practical%20PostgreSQL/ppbook/index8170.html%3Flxpwrap=x7379%2Ehtm#THESHIPMENTSTABLEAPPLYING" text:style-name="Internet_20_link" text:visited-style-name="Visited_20_Internet_20_Link">Table 4-1</text:a>.</text:p>
      <text:p text:style-name="P2">Table 4-1. The shipments table</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Column</text:p>
            </table:table-cell>
            <table:table-cell table:style-name="Tabela1.A1" office:value-type="string">
              <text:p text:style-name="P7">Type</text:p>
            </table:table-cell>
            <table:table-cell table:style-name="Tabela1.C1" office:value-type="string">
              <text:p text:style-name="P7">Modifier</text:p>
            </table:table-cell>
          </table:table-row>
        </table:table-header-rows>
        <table:table-row>
          <table:table-cell table:style-name="Tabela1.A2" office:value-type="string">
            <text:p text:style-name="P4"><text:span text:style-name="Teletype">id</text:span></text:p>
          </table:table-cell>
          <table:table-cell table:style-name="Tabela1.A2" office:value-type="string">
            <text:p text:style-name="P4"><text:span text:style-name="Teletype">integer</text:span></text:p>
          </table:table-cell>
          <table:table-cell table:style-name="Tabela1.C2" office:value-type="string">
            <text:p text:style-name="P4"><text:span text:style-name="Teletype">NOT NULL DEFAULT nextval('shipments_ship_id_seq')</text:span></text:p>
          </table:table-cell>
        </table:table-row>
        <table:table-row>
          <table:table-cell table:style-name="Tabela1.A2" office:value-type="string">
            <text:p text:style-name="P4"><text:span text:style-name="Teletype">customer_id</text:span></text:p>
          </table:table-cell>
          <table:table-cell table:style-name="Tabela1.A2" office:value-type="string">
            <text:p text:style-name="P4"><text:span text:style-name="Teletype">integer</text:span></text:p>
          </table:table-cell>
          <table:table-cell table:style-name="Tabela1.C2" office:value-type="string">
            <text:p text:style-name="P3"/>
          </table:table-cell>
        </table:table-row>
        <table:table-row>
          <table:table-cell table:style-name="Tabela1.A2" office:value-type="string">
            <text:p text:style-name="P4"><text:span text:style-name="Teletype">isbn</text:span></text:p>
          </table:table-cell>
          <table:table-cell table:style-name="Tabela1.A2" office:value-type="string">
            <text:p text:style-name="P4"><text:span text:style-name="Teletype">text</text:span></text:p>
          </table:table-cell>
          <table:table-cell table:style-name="Tabela1.C2" office:value-type="string">
            <text:p text:style-name="P3"/>
          </table:table-cell>
        </table:table-row>
        <table:table-row>
          <table:table-cell table:style-name="Tabela1.A2" office:value-type="string">
            <text:p text:style-name="P4"><text:span text:style-name="Teletype">ship_date</text:span></text:p>
          </table:table-cell>
          <table:table-cell table:style-name="Tabela1.A2" office:value-type="string">
            <text:p text:style-name="P4"><text:span text:style-name="Teletype">timestamp</text:span></text:p>
          </table:table-cell>
          <table:table-cell table:style-name="Tabela1.C2" office:value-type="string">
            <text:p text:style-name="P3"/>
          </table:table-cell>
        </table:table-row>
      </table:table>
      <text:p text:style-name="Text_20_body">Now, imagine that you are interested in seeing how many shipments have been made and logged into this table. There are several ways that you can achieve the results you are looking for, but to keep things simple, you can begin with a query like this:</text:p>
      <text:p text:style-name="Preformatted_20_Text"><text:soft-page-break/>booktown=# <text:span text:style-name="Teletype"><text:span text:style-name="T2">SELECT COUNT(*) FROM shipments;</text:span></text:span></text:p>
      <text:p text:style-name="Preformatted_20_Text"><text:s/>count</text:p>
      <text:p text:style-name="Preformatted_20_Text">-------</text:p>
      <text:p text:style-name="Preformatted_20_Text"><text:s text:c="4"/>32</text:p>
      <text:p text:style-name="P8">(1 row)</text:p>
      <text:p text:style-name="Text_20_body">Remember that the asterisk (<text:span text:style-name="Teletype">*</text:span>) symbol in this query simply indicates to PostgreSQL that all rows should be counted, regardless of <text:span text:style-name="Teletype">NULL</text:span> values that may exist in an otherwise specified column name. The query counts the number of total rows that return from the query, and thus the number of logged shipments.</text:p>
      <text:p text:style-name="Text_20_body">Increasing the complexity of this query, a <text:span text:style-name="Teletype">JOIN</text:span> clause can be attached to join the <text:span text:style-name="Teletype">shipments</text:span> information with the <text:span text:style-name="Teletype">editions</text:span> and <text:span text:style-name="Teletype">books</text:span> tables, in order to retrieve the title of each shipped book. Furthermore, a <text:span text:style-name="Teletype">GROUP BY</text:span> clause can be added to the query in order to aggregate the shipments by their titles.</text:p>
      <text:p text:style-name="Text_20_body">Recall that by aggregating by the <text:span text:style-name="Teletype">title</text:span> column, the <text:span text:style-name="Teletype">count()</text:span> function will count the number of rows per aggregated row (in this case, per unique title). Finally, a <text:span text:style-name="Teletype">max()</text:span> function can be applied to the <text:span text:style-name="Teletype">ship_date</text:span> column of the <text:span text:style-name="Teletype">shipments</text:span> table in order to see the most recently shipped copy of each book, along with the counted number shipped:</text:p>
      <text:p text:style-name="Preformatted_20_Text">booktown=# <text:span text:style-name="Teletype"><text:span text:style-name="T2">SELECT count(*) AS num_shipped, max(ship_date), title</text:span></text:span></text:p>
      <text:p text:style-name="Preformatted_20_Text">booktown-# <text:span text:style-name="Teletype"><text:s text:c="7"/></text:span><text:span text:style-name="Teletype"><text:span text:style-name="T2">FROM shipments</text:span></text:span></text:p>
      <text:p text:style-name="Preformatted_20_Text">booktown-# <text:span text:style-name="Teletype"><text:s text:c="7"/></text:span><text:span text:style-name="Teletype"><text:span text:style-name="T2">JOIN editions USING (isbn)</text:span></text:span></text:p>
      <text:p text:style-name="Preformatted_20_Text">booktown-# <text:span text:style-name="Teletype"><text:s text:c="7"/></text:span><text:span text:style-name="Teletype"><text:span text:style-name="T2">NATURAL JOIN books AS b (book_id)</text:span></text:span></text:p>
      <text:p text:style-name="Preformatted_20_Text">booktown-# <text:span text:style-name="Teletype"><text:s text:c="7"/></text:span><text:span text:style-name="Teletype"><text:span text:style-name="T2">GROUP BY b.title</text:span></text:span></text:p>
      <text:p text:style-name="Preformatted_20_Text">booktown-# <text:span text:style-name="Teletype"><text:s text:c="7"/></text:span><text:span text:style-name="Teletype"><text:span text:style-name="T2">ORDER BY num_shipped DESC;</text:span></text:span></text:p>
      <text:p text:style-name="Preformatted_20_Text"><text:s/>num_shipped | <text:s text:c="9"/>max <text:s text:c="10"/>| <text:s text:c="11"/>title</text:p>
      <text:p text:style-name="Preformatted_20_Text">-------------+------------------------+-----------------------------</text:p>
      <text:p text:style-name="Preformatted_20_Text"><text:s text:c="11"/>5 | 2001-08-13 09:47:04-07 | The Cat in the Hat</text:p>
      <text:p text:style-name="Preformatted_20_Text"><text:s text:c="11"/>5 | 2001-08-14 13:45:51-07 | The Shining</text:p>
      <text:p text:style-name="Preformatted_20_Text"><text:s text:c="11"/>4 | 2001-08-11 09:55:05-07 | Bartholomew and the Oobleck</text:p>
      <text:p text:style-name="Preformatted_20_Text"><text:s text:c="11"/>3 | 2001-08-14 13:49:00-07 | Franklin in the Dark</text:p>
      <text:p text:style-name="Preformatted_20_Text"><text:s text:c="11"/>3 | 2001-08-15 11:57:40-07 | Goodnight Moon</text:p>
      <text:p text:style-name="Preformatted_20_Text"><text:s text:c="11"/>3 | 2001-08-14 13:41:39-07 | The Tell-Tale Heart</text:p>
      <text:p text:style-name="Preformatted_20_Text"><text:s text:c="11"/>2 | 2001-08-15 14:02:01-07 | 2001: A Space Odyssey</text:p>
      <text:p text:style-name="Preformatted_20_Text"><text:s text:c="11"/>2 | 2001-08-14 08:42:58-07 | Dune</text:p>
      <text:p text:style-name="Preformatted_20_Text"><text:s text:c="11"/>2 | 2001-08-07 13:00:48-07 | Little Women</text:p>
      <text:p text:style-name="Preformatted_20_Text"><text:s text:c="11"/>2 | 2001-08-09 09:30:46-07 | The Velveteen Rabbit</text:p>
      <text:p text:style-name="Preformatted_20_Text"><text:s text:c="11"/>1 | 2001-08-14 07:33:47-07 | Dynamic Anatomy</text:p>
      <text:p text:style-name="P8">(11 rows)</text:p>
      <text:p text:style-name="Text_20_body">While obviously an informative query, the syntax can be somewhat too unwieldy to repeat frequently. <text:a xlink:type="simple" xlink:href="../../../../../../media/backup/E-books/postgresql/Practical%20PostgreSQL/ppbook/index8170.html%3Flxpwrap=x7379%2Ehtm#CREATINGAVIEW" text:style-name="Internet_20_link" text:visited-style-name="Visited_20_Internet_20_Link">Example 4-62</text:a> demonstrates creating a view on this same query with the <text:span text:style-name="Teletype">CREATE VIEW</text:span> command.</text:p>
      <text:p text:style-name="P2">Example 4-62. Creating a view</text:p>
      <text:p text:style-name="Preformatted_20_Text">booktown=# <text:span text:style-name="Teletype"><text:span text:style-name="T2">CREATE VIEW recent_shipments</text:span></text:span></text:p>
      <text:p text:style-name="Preformatted_20_Text">booktown-# <text:span text:style-name="Teletype"><text:s text:c="7"/></text:span><text:span text:style-name="Teletype"><text:span text:style-name="T2">AS SELECT count(*) AS num_shipped, max(ship_date), title</text:span></text:span></text:p>
      <text:p text:style-name="Preformatted_20_Text">booktown-# <text:span text:style-name="Teletype"><text:s text:c="10"/></text:span><text:span text:style-name="Teletype"><text:span text:style-name="T2">FROM shipments</text:span></text:span></text:p>
      <text:p text:style-name="Preformatted_20_Text">booktown-# <text:span text:style-name="Teletype"><text:s text:c="10"/></text:span><text:span text:style-name="Teletype"><text:span text:style-name="T2">JOIN editions USING (isbn)</text:span></text:span></text:p>
      <text:p text:style-name="Preformatted_20_Text">booktown-# <text:span text:style-name="Teletype"><text:s text:c="10"/></text:span><text:span text:style-name="Teletype"><text:span text:style-name="T2">NATURAL JOIN books AS b (book_id)</text:span></text:span></text:p>
      <text:p text:style-name="Preformatted_20_Text">booktown-# <text:span text:style-name="Teletype"><text:s text:c="10"/></text:span><text:span text:style-name="Teletype"><text:span text:style-name="T2">GROUP BY b.title</text:span></text:span></text:p>
      <text:p text:style-name="Preformatted_20_Text">booktown-# <text:span text:style-name="Teletype"><text:s text:c="10"/></text:span><text:span text:style-name="Teletype"><text:span text:style-name="T2">ORDER BY num_shipped DESC;</text:span></text:span></text:p>
      <text:p text:style-name="P8">CREATE</text:p>
      <text:p text:style-name="Text_20_body">The <text:span text:style-name="Teletype">CREATE</text:span> server response in <text:a xlink:type="simple" xlink:href="../../../../../../media/backup/E-books/postgresql/Practical%20PostgreSQL/ppbook/index8170.html%3Flxpwrap=x7379%2Ehtm#CREATINGAVIEW" text:style-name="Internet_20_link" text:visited-style-name="Visited_20_Internet_20_Link">Example 4-62</text:a> confirms that the view was accurately created. As a result, the Book Town database should now have a view called <text:span text:style-name="Teletype">recent_shipments</text:span> that will show each title that has been shipped from Book Town, how many of each title was shipped, and <text:soft-page-break/>when the most recent shipment of that title occurred.</text:p>
      <text:h text:style-name="Heading_20_2" text:outline-level="2" text:is-list-header="true">Applying Views</text:h>
      <text:p text:style-name="Text_20_body">The key difference in the functionality of a view is that instead of having to type a long query, only a simple <text:span text:style-name="Teletype">SELECT</text:span> command is needed, as shown in <text:a xlink:type="simple" xlink:href="../../../../../../media/backup/E-books/postgresql/Practical%20PostgreSQL/ppbook/index8170.html%3Flxpwrap=x7379%2Ehtm#USINGAVIEW" text:style-name="Internet_20_link" text:visited-style-name="Visited_20_Internet_20_Link">Example 4-63</text:a>.</text:p>
      <text:p text:style-name="P2">Example 4-63. Using a view</text:p>
      <text:p text:style-name="Preformatted_20_Text">booktown=# <text:span text:style-name="Teletype"><text:span text:style-name="T2">SELECT * FROM recent_shipments;</text:span></text:span></text:p>
      <text:p text:style-name="Preformatted_20_Text"><text:s/>num_shipped | <text:s text:c="9"/>max <text:s text:c="10"/>| <text:s text:c="11"/>title</text:p>
      <text:p text:style-name="Preformatted_20_Text">-------------+------------------------+-----------------------------</text:p>
      <text:p text:style-name="Preformatted_20_Text"><text:s text:c="11"/>5 | 2001-08-13 09:47:04-07 | The Cat in the Hat</text:p>
      <text:p text:style-name="Preformatted_20_Text"><text:s text:c="11"/>5 | 2001-08-14 13:45:51-07 | The Shining</text:p>
      <text:p text:style-name="Preformatted_20_Text"><text:s text:c="11"/>4 | 2001-08-11 09:55:05-07 | Bartholomew and the Oobleck</text:p>
      <text:p text:style-name="Preformatted_20_Text"><text:s text:c="11"/>3 | 2001-08-14 13:49:00-07 | Franklin in the Dark</text:p>
      <text:p text:style-name="Preformatted_20_Text"><text:s text:c="11"/>3 | 2001-08-15 11:57:40-07 | Goodnight Moon</text:p>
      <text:p text:style-name="Preformatted_20_Text"><text:s text:c="11"/>3 | 2001-08-14 13:41:39-07 | The Tell-Tale Heart</text:p>
      <text:p text:style-name="Preformatted_20_Text"><text:s text:c="11"/>2 | 2001-08-15 14:02:01-07 | 2001: A Space Odyssey</text:p>
      <text:p text:style-name="Preformatted_20_Text"><text:s text:c="11"/>2 | 2001-08-14 08:42:58-07 | Dune</text:p>
      <text:p text:style-name="Preformatted_20_Text"><text:s text:c="11"/>2 | 2001-08-07 13:00:48-07 | Little Women</text:p>
      <text:p text:style-name="Preformatted_20_Text"><text:s text:c="11"/>2 | 2001-08-09 09:30:46-07 | The Velveteen Rabbit</text:p>
      <text:p text:style-name="Preformatted_20_Text"><text:s text:c="11"/>1 | 2001-08-14 07:33:47-07 | Dynamic Anatomy</text:p>
      <text:p text:style-name="Preformatted_20_Text">(11 rows)</text:p>
      <text:p text:style-name="Preformatted_20_Text"/>
      <text:p text:style-name="Preformatted_20_Text">booktown=# <text:span text:style-name="Teletype"><text:span text:style-name="T2">SELECT * FROM recent_shipments</text:span></text:span></text:p>
      <text:p text:style-name="Preformatted_20_Text">booktown-# <text:span text:style-name="Teletype"><text:s text:c="7"/></text:span><text:span text:style-name="Teletype"><text:span text:style-name="T2">ORDER BY max DESC</text:span></text:span></text:p>
      <text:p text:style-name="Preformatted_20_Text">booktown-# <text:span text:style-name="Teletype"><text:s text:c="7"/></text:span><text:span text:style-name="Teletype"><text:span text:style-name="T2">LIMIT 3;</text:span></text:span></text:p>
      <text:p text:style-name="Preformatted_20_Text"><text:s/>num_shipped | <text:s text:c="9"/>max <text:s text:c="10"/>| <text:s text:c="8"/>title</text:p>
      <text:p text:style-name="Preformatted_20_Text">-------------+------------------------+-----------------------</text:p>
      <text:p text:style-name="Preformatted_20_Text"><text:s text:c="11"/>2 | 2001-08-15 14:02:01-07 | 2001: A Space Odyssey</text:p>
      <text:p text:style-name="Preformatted_20_Text"><text:s text:c="11"/>3 | 2001-08-15 11:57:40-07 | Goodnight Moon</text:p>
      <text:p text:style-name="Preformatted_20_Text"><text:s text:c="11"/>3 | 2001-08-14 13:49:00-07 | Franklin in the Dark</text:p>
      <text:p text:style-name="P8">(3 rows)</text:p>
      <text:p text:style-name="Text_20_body"><text:a xlink:type="simple" xlink:href="../../../../../../media/backup/E-books/postgresql/Practical%20PostgreSQL/ppbook/index8170.html%3Flxpwrap=x7379%2Ehtm#USINGAVIEW" text:style-name="Internet_20_link" text:visited-style-name="Visited_20_Internet_20_Link">Example 4-63</text:a> further demonstrates that, even though the view was created with an <text:span text:style-name="Teletype">ORDER BY</text:span> clause, the order of the view's result set itself can be re-sorted. This is achieved by passing an <text:span text:style-name="Teletype">ORDER BY</text:span> clause to the <text:span text:style-name="Teletype">SELECT</text:span> command which is querying the view.</text:p>
      <text:p text:style-name="Quotations"><text:span text:style-name="T2">Note: </text:span>Any attempt to use <text:span text:style-name="Teletype">DELETE</text:span> or <text:span text:style-name="Teletype">UPDATE</text:span> on a view will result in an error, as a view itself does not contain data. The view is merely a window to another set of data, despite its similar functional appearance to a table, and is not itself a modifiable data set.</text:p>
      <text:h text:style-name="Heading_20_2" text:outline-level="2" text:is-list-header="true">Destroying a view</text:h>
      <text:p text:style-name="Text_20_body">The syntax to permanently destroy a view is entered as follows, where <text:span text:style-name="Teletype"><text:span text:style-name="T1">view</text:span></text:span> is the name of the view to be destroyed:</text:p>
      <text:p text:style-name="P8"><text:s text:c="2"/>DROP VIEW <text:span text:style-name="Teletype"><text:span text:style-name="T1">view</text:span></text:span></text:p>
      <text:p text:style-name="Text_20_body">The destruction of a view will have no effect on the data that the view utilizes. A view exists purely as a means to observe data in other tables, and may be safely destroyed without losing data (though the query described by the view will, of course, be lost). Thus any attempts to alter or delete from a view will fai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Ribamar FS</meta:initial-creator>
    <meta:creation-date>2008-08-15T21:42:33</meta:creation-date>
    <dc:date>2017-06-15T11:17:07.721650267</dc:date>
    <meta:editing-cycles>14</meta:editing-cycles>
    <meta:editing-duration>PT33M38S</meta:editing-duration>
    <meta:document-statistic meta:table-count="1" meta:image-count="0" meta:object-count="0" meta:page-count="23" meta:paragraph-count="743" meta:word-count="6878" meta:character-count="44805" meta:non-whitespace-character-count="35359"/>
    <meta:user-defined meta:name="Informações 1"/>
    <meta:user-defined meta:name="Informações 2"/>
    <meta:user-defined meta:name="Informações 3"/>
    <meta:user-defined meta:name="Informações 4"/>
  </office:meta>
</office:document-meta>
</file>